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0D62DC052B798FD8035.png" manifest:media-type="image/png"/>
  <manifest:file-entry manifest:full-path="Pictures/100000000000021F00000187EDB15A116C9AAF08.png" manifest:media-type="image/png"/>
  <manifest:file-entry manifest:full-path="Pictures/10000000000001DE000001A4F6F27A3C908C1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0875in" fo:margin-left="0in" fo:margin-top="0in" fo:margin-bottom="0in" table:align="left" style:writing-mode="lr-tb"/>
    </style:style>
    <style:style style:name="Table1.A" style:family="table-column">
      <style:table-column-properties style:column-width="0.3417in"/>
    </style:style>
    <style:style style:name="Table1.B" style:family="table-column">
      <style:table-column-properties style:column-width="7.7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8.0875in" fo:margin-left="0in" fo:margin-top="0in" fo:margin-bottom="0in" table:align="left" style:writing-mode="lr-tb"/>
    </style:style>
    <style:style style:name="Table2.A" style:family="table-column">
      <style:table-column-properties style:column-width="0.3417in"/>
    </style:style>
    <style:style style:name="Table2.B" style:family="table-column">
      <style:table-column-properties style:column-width="7.7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8.0875in" fo:margin-left="0in" fo:margin-top="0in" fo:margin-bottom="0in" table:align="left" style:writing-mode="lr-tb"/>
    </style:style>
    <style:style style:name="Table3.A" style:family="table-column">
      <style:table-column-properties style:column-width="0.3417in"/>
    </style:style>
    <style:style style:name="Table3.B" style:family="table-column">
      <style:table-column-properties style:column-width="7.74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8.0875in" fo:margin-left="0in" fo:margin-top="0in" fo:margin-bottom="0in" table:align="left" style:writing-mode="lr-tb"/>
    </style:style>
    <style:style style:name="Table4.A" style:family="table-column">
      <style:table-column-properties style:column-width="0.3417in"/>
    </style:style>
    <style:style style:name="Table4.B" style:family="table-column">
      <style:table-column-properties style:column-width="7.7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" style:family="table">
      <style:table-properties style:width="8.0875in" fo:margin-left="0in" fo:margin-top="0in" fo:margin-bottom="0in" table:align="left" style:writing-mode="lr-tb"/>
    </style:style>
    <style:style style:name="Table5.A" style:family="table-column">
      <style:table-column-properties style:column-width="0.3417in"/>
    </style:style>
    <style:style style:name="Table5.B" style:family="table-column">
      <style:table-column-properties style:column-width="7.745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6" style:family="table">
      <style:table-properties style:width="8.0875in" fo:margin-left="0in" fo:margin-top="0in" fo:margin-bottom="0in" table:align="left" style:writing-mode="lr-tb"/>
    </style:style>
    <style:style style:name="Table6.A" style:family="table-column">
      <style:table-column-properties style:column-width="0.3417in"/>
    </style:style>
    <style:style style:name="Table6.B" style:family="table-column">
      <style:table-column-properties style:column-width="7.74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7" style:family="table">
      <style:table-properties style:width="8.0875in" fo:margin-left="0in" fo:margin-top="0in" fo:margin-bottom="0in" table:align="left" style:writing-mode="lr-tb"/>
    </style:style>
    <style:style style:name="Table7.A" style:family="table-column">
      <style:table-column-properties style:column-width="0.3417in"/>
    </style:style>
    <style:style style:name="Table7.B" style:family="table-column">
      <style:table-column-properties style:column-width="7.745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8" style:family="table">
      <style:table-properties style:width="8.0875in" fo:margin-left="0in" fo:margin-top="0in" fo:margin-bottom="0in" table:align="left" style:writing-mode="lr-tb"/>
    </style:style>
    <style:style style:name="Table8.A" style:family="table-column">
      <style:table-column-properties style:column-width="0.3417in"/>
    </style:style>
    <style:style style:name="Table8.B" style:family="table-column">
      <style:table-column-properties style:column-width="7.745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8.0875in" fo:margin-left="0in" fo:margin-top="0in" fo:margin-bottom="0in" table:align="left" style:writing-mode="lr-tb"/>
    </style:style>
    <style:style style:name="Table9.A" style:family="table-column">
      <style:table-column-properties style:column-width="0.3417in"/>
    </style:style>
    <style:style style:name="Table9.B" style:family="table-column">
      <style:table-column-properties style:column-width="7.745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" style:family="table">
      <style:table-properties style:width="8.0875in" fo:margin-left="0in" fo:margin-top="0in" fo:margin-bottom="0in" table:align="left" style:writing-mode="lr-tb"/>
    </style:style>
    <style:style style:name="Table10.A" style:family="table-column">
      <style:table-column-properties style:column-width="0.3417in"/>
    </style:style>
    <style:style style:name="Table10.B" style:family="table-column">
      <style:table-column-properties style:column-width="7.745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1" style:family="table">
      <style:table-properties style:width="8.0875in" fo:margin-left="0in" fo:margin-top="0in" fo:margin-bottom="0in" table:align="left" style:writing-mode="lr-tb"/>
    </style:style>
    <style:style style:name="Table11.A" style:family="table-column">
      <style:table-column-properties style:column-width="0.3417in"/>
    </style:style>
    <style:style style:name="Table11.B" style:family="table-column">
      <style:table-column-properties style:column-width="7.745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2" style:family="table">
      <style:table-properties style:width="8.0875in" fo:margin-left="0in" fo:margin-top="0in" fo:margin-bottom="0in" table:align="left" style:writing-mode="lr-tb"/>
    </style:style>
    <style:style style:name="Table12.A" style:family="table-column">
      <style:table-column-properties style:column-width="0.3417in"/>
    </style:style>
    <style:style style:name="Table12.B" style:family="table-column">
      <style:table-column-properties style:column-width="7.745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3" style:family="table">
      <style:table-properties style:width="8.0875in" fo:margin-left="0in" fo:margin-top="0in" fo:margin-bottom="0in" table:align="left" style:writing-mode="lr-tb"/>
    </style:style>
    <style:style style:name="Table13.A" style:family="table-column">
      <style:table-column-properties style:column-width="0.3417in"/>
    </style:style>
    <style:style style:name="Table13.B" style:family="table-column">
      <style:table-column-properties style:column-width="7.745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4" style:family="table">
      <style:table-properties style:width="8.0875in" fo:margin-left="0in" fo:margin-top="0in" fo:margin-bottom="0in" table:align="left" style:writing-mode="lr-tb"/>
    </style:style>
    <style:style style:name="Table14.A" style:family="table-column">
      <style:table-column-properties style:column-width="0.4306in"/>
    </style:style>
    <style:style style:name="Table14.B" style:family="table-column">
      <style:table-column-properties style:column-width="7.656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5" style:family="table">
      <style:table-properties style:width="8.0875in" fo:margin-left="0in" fo:margin-top="0in" fo:margin-bottom="0in" table:align="left" style:writing-mode="lr-tb"/>
    </style:style>
    <style:style style:name="Table15.A" style:family="table-column">
      <style:table-column-properties style:column-width="0.3417in"/>
    </style:style>
    <style:style style:name="Table15.B" style:family="table-column">
      <style:table-column-properties style:column-width="7.745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6" style:family="table">
      <style:table-properties style:width="8.0875in" fo:margin-left="0in" fo:margin-top="0in" fo:margin-bottom="0in" table:align="left" style:writing-mode="lr-tb"/>
    </style:style>
    <style:style style:name="Table16.A" style:family="table-column">
      <style:table-column-properties style:column-width="0.3417in"/>
    </style:style>
    <style:style style:name="Table16.B" style:family="table-column">
      <style:table-column-properties style:column-width="7.745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7" style:family="table">
      <style:table-properties style:width="8.0875in" fo:margin-left="0in" fo:margin-top="0in" fo:margin-bottom="0in" table:align="left" style:writing-mode="lr-tb"/>
    </style:style>
    <style:style style:name="Table17.A" style:family="table-column">
      <style:table-column-properties style:column-width="0.3417in"/>
    </style:style>
    <style:style style:name="Table17.B" style:family="table-column">
      <style:table-column-properties style:column-width="7.7458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8" style:family="table">
      <style:table-properties style:width="8.0875in" fo:margin-left="0in" fo:margin-top="0in" fo:margin-bottom="0in" table:align="left" style:writing-mode="lr-tb"/>
    </style:style>
    <style:style style:name="Table18.A" style:family="table-column">
      <style:table-column-properties style:column-width="0.3417in"/>
    </style:style>
    <style:style style:name="Table18.B" style:family="table-column">
      <style:table-column-properties style:column-width="7.745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9" style:family="table">
      <style:table-properties style:width="8.0875in" fo:margin-left="0in" fo:margin-top="0in" fo:margin-bottom="0in" table:align="left" style:writing-mode="lr-tb"/>
    </style:style>
    <style:style style:name="Table19.A" style:family="table-column">
      <style:table-column-properties style:column-width="0.3417in"/>
    </style:style>
    <style:style style:name="Table19.B" style:family="table-column">
      <style:table-column-properties style:column-width="7.7458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0" style:family="table">
      <style:table-properties style:width="8.0875in" fo:margin-left="0in" fo:margin-top="0in" fo:margin-bottom="0in" table:align="left" style:writing-mode="lr-tb"/>
    </style:style>
    <style:style style:name="Table20.A" style:family="table-column">
      <style:table-column-properties style:column-width="0.3417in"/>
    </style:style>
    <style:style style:name="Table20.B" style:family="table-column">
      <style:table-column-properties style:column-width="7.745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1" style:family="table">
      <style:table-properties style:width="8.0875in" fo:margin-left="0in" fo:margin-top="0in" fo:margin-bottom="0in" table:align="left" style:writing-mode="lr-tb"/>
    </style:style>
    <style:style style:name="Table21.A" style:family="table-column">
      <style:table-column-properties style:column-width="0.3417in"/>
    </style:style>
    <style:style style:name="Table21.B" style:family="table-column">
      <style:table-column-properties style:column-width="7.7458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2" style:family="table">
      <style:table-properties style:width="8.0875in" fo:margin-left="0in" fo:margin-top="0in" fo:margin-bottom="0in" table:align="left" style:writing-mode="lr-tb"/>
    </style:style>
    <style:style style:name="Table22.A" style:family="table-column">
      <style:table-column-properties style:column-width="0.3417in"/>
    </style:style>
    <style:style style:name="Table22.B" style:family="table-column">
      <style:table-column-properties style:column-width="7.7458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3" style:family="table">
      <style:table-properties style:width="8.0875in" fo:margin-left="0in" fo:margin-top="0in" fo:margin-bottom="0in" table:align="left" style:writing-mode="lr-tb"/>
    </style:style>
    <style:style style:name="Table23.A" style:family="table-column">
      <style:table-column-properties style:column-width="0.3417in"/>
    </style:style>
    <style:style style:name="Table23.B" style:family="table-column">
      <style:table-column-properties style:column-width="7.745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4" style:family="table">
      <style:table-properties style:width="8.0875in" fo:margin-left="0in" fo:margin-top="0in" fo:margin-bottom="0in" table:align="left" style:writing-mode="lr-tb"/>
    </style:style>
    <style:style style:name="Table24.A" style:family="table-column">
      <style:table-column-properties style:column-width="0.3417in"/>
    </style:style>
    <style:style style:name="Table24.B" style:family="table-column">
      <style:table-column-properties style:column-width="7.7458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5" style:family="table">
      <style:table-properties style:width="8.0875in" fo:margin-left="0in" fo:margin-top="0in" fo:margin-bottom="0in" table:align="left" style:writing-mode="lr-tb"/>
    </style:style>
    <style:style style:name="Table25.A" style:family="table-column">
      <style:table-column-properties style:column-width="0.3417in"/>
    </style:style>
    <style:style style:name="Table25.B" style:family="table-column">
      <style:table-column-properties style:column-width="7.7458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6" style:family="table">
      <style:table-properties style:width="8.0875in" fo:margin-left="0in" fo:margin-top="0in" fo:margin-bottom="0in" table:align="left" style:writing-mode="lr-tb"/>
    </style:style>
    <style:style style:name="Table26.A" style:family="table-column">
      <style:table-column-properties style:column-width="0.3417in"/>
    </style:style>
    <style:style style:name="Table26.B" style:family="table-column">
      <style:table-column-properties style:column-width="7.7458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7" style:family="table">
      <style:table-properties style:width="8.0875in" fo:margin-left="0in" fo:margin-top="0in" fo:margin-bottom="0in" table:align="left" style:writing-mode="lr-tb"/>
    </style:style>
    <style:style style:name="Table27.A" style:family="table-column">
      <style:table-column-properties style:column-width="0.3417in"/>
    </style:style>
    <style:style style:name="Table27.B" style:family="table-column">
      <style:table-column-properties style:column-width="7.7458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8" style:family="table">
      <style:table-properties style:width="8.0875in" fo:margin-left="0in" fo:margin-top="0in" fo:margin-bottom="0in" table:align="left" style:writing-mode="lr-tb"/>
    </style:style>
    <style:style style:name="Table28.A" style:family="table-column">
      <style:table-column-properties style:column-width="0.3417in"/>
    </style:style>
    <style:style style:name="Table28.B" style:family="table-column">
      <style:table-column-properties style:column-width="7.7458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9" style:family="table">
      <style:table-properties style:width="8.0875in" fo:margin-left="0in" fo:margin-top="0in" fo:margin-bottom="0in" table:align="left" style:writing-mode="lr-tb"/>
    </style:style>
    <style:style style:name="Table29.A" style:family="table-column">
      <style:table-column-properties style:column-width="0.3417in"/>
    </style:style>
    <style:style style:name="Table29.B" style:family="table-column">
      <style:table-column-properties style:column-width="7.7458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0" style:family="table">
      <style:table-properties style:width="8.0875in" fo:margin-left="0in" fo:margin-top="0in" fo:margin-bottom="0in" table:align="left" style:writing-mode="lr-tb"/>
    </style:style>
    <style:style style:name="Table30.A" style:family="table-column">
      <style:table-column-properties style:column-width="0.3417in"/>
    </style:style>
    <style:style style:name="Table30.B" style:family="table-column">
      <style:table-column-properties style:column-width="7.7458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1" style:family="table">
      <style:table-properties style:width="8.0875in" fo:margin-left="0in" fo:margin-top="0in" fo:margin-bottom="0in" table:align="left" style:writing-mode="lr-tb"/>
    </style:style>
    <style:style style:name="Table31.A" style:family="table-column">
      <style:table-column-properties style:column-width="0.3417in"/>
    </style:style>
    <style:style style:name="Table31.B" style:family="table-column">
      <style:table-column-properties style:column-width="7.7458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2" style:family="table">
      <style:table-properties style:width="8.0875in" fo:margin-left="0in" fo:margin-top="0in" fo:margin-bottom="0in" table:align="left" style:writing-mode="lr-tb"/>
    </style:style>
    <style:style style:name="Table32.A" style:family="table-column">
      <style:table-column-properties style:column-width="0.3417in"/>
    </style:style>
    <style:style style:name="Table32.B" style:family="table-column">
      <style:table-column-properties style:column-width="7.7458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3" style:family="table">
      <style:table-properties style:width="8.0875in" fo:margin-left="0in" fo:margin-top="0in" fo:margin-bottom="0in" table:align="left" style:writing-mode="lr-tb"/>
    </style:style>
    <style:style style:name="Table33.A" style:family="table-column">
      <style:table-column-properties style:column-width="0.3417in"/>
    </style:style>
    <style:style style:name="Table33.B" style:family="table-column">
      <style:table-column-properties style:column-width="7.7458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4" style:family="table">
      <style:table-properties style:width="8.0875in" fo:margin-left="0in" fo:margin-top="0in" fo:margin-bottom="0in" table:align="left" style:writing-mode="lr-tb"/>
    </style:style>
    <style:style style:name="Table34.A" style:family="table-column">
      <style:table-column-properties style:column-width="0.3417in"/>
    </style:style>
    <style:style style:name="Table34.B" style:family="table-column">
      <style:table-column-properties style:column-width="7.7458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5" style:family="table">
      <style:table-properties style:width="8.0875in" fo:margin-left="0in" fo:margin-top="0in" fo:margin-bottom="0in" table:align="left" style:writing-mode="lr-tb"/>
    </style:style>
    <style:style style:name="Table35.A" style:family="table-column">
      <style:table-column-properties style:column-width="0.3417in"/>
    </style:style>
    <style:style style:name="Table35.B" style:family="table-column">
      <style:table-column-properties style:column-width="7.7458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6" style:family="table">
      <style:table-properties style:width="9.5618in" fo:margin-left="0in" fo:margin-top="0in" fo:margin-bottom="0in" table:align="left" style:writing-mode="lr-tb"/>
    </style:style>
    <style:style style:name="Table36.A" style:family="table-column">
      <style:table-column-properties style:column-width="0.341in"/>
    </style:style>
    <style:style style:name="Table36.B" style:family="table-column">
      <style:table-column-properties style:column-width="9.2208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7" style:family="table">
      <style:table-properties style:width="8.0875in" fo:margin-left="0in" fo:margin-top="0in" fo:margin-bottom="0in" table:align="left" style:writing-mode="lr-tb"/>
    </style:style>
    <style:style style:name="Table37.A" style:family="table-column">
      <style:table-column-properties style:column-width="0.3417in"/>
    </style:style>
    <style:style style:name="Table37.B" style:family="table-column">
      <style:table-column-properties style:column-width="7.7458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8" style:family="table">
      <style:table-properties style:width="8.0875in" fo:margin-left="0in" fo:margin-top="0in" fo:margin-bottom="0in" table:align="left" style:writing-mode="lr-tb"/>
    </style:style>
    <style:style style:name="Table38.A" style:family="table-column">
      <style:table-column-properties style:column-width="0.4306in"/>
    </style:style>
    <style:style style:name="Table38.B" style:family="table-column">
      <style:table-column-properties style:column-width="7.6569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9" style:family="table">
      <style:table-properties style:width="8.0875in" fo:margin-left="0in" fo:margin-top="0in" fo:margin-bottom="0in" table:align="left" style:writing-mode="lr-tb"/>
    </style:style>
    <style:style style:name="Table39.A" style:family="table-column">
      <style:table-column-properties style:column-width="0.3417in"/>
    </style:style>
    <style:style style:name="Table39.B" style:family="table-column">
      <style:table-column-properties style:column-width="7.7458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0" style:family="table">
      <style:table-properties style:width="8.0875in" fo:margin-left="0in" fo:margin-top="0in" fo:margin-bottom="0in" table:align="left" style:writing-mode="lr-tb"/>
    </style:style>
    <style:style style:name="Table40.A" style:family="table-column">
      <style:table-column-properties style:column-width="0.3417in"/>
    </style:style>
    <style:style style:name="Table40.B" style:family="table-column">
      <style:table-column-properties style:column-width="7.7458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1" style:family="table">
      <style:table-properties style:width="8.0875in" fo:margin-left="0in" fo:margin-top="0in" fo:margin-bottom="0in" table:align="left" style:writing-mode="lr-tb"/>
    </style:style>
    <style:style style:name="Table41.A" style:family="table-column">
      <style:table-column-properties style:column-width="0.3417in"/>
    </style:style>
    <style:style style:name="Table41.B" style:family="table-column">
      <style:table-column-properties style:column-width="7.7458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2" style:family="table">
      <style:table-properties style:width="8.0875in" fo:margin-left="0in" fo:margin-top="0in" fo:margin-bottom="0in" table:align="left" style:writing-mode="lr-tb"/>
    </style:style>
    <style:style style:name="Table42.A" style:family="table-column">
      <style:table-column-properties style:column-width="0.3417in"/>
    </style:style>
    <style:style style:name="Table42.B" style:family="table-column">
      <style:table-column-properties style:column-width="7.7458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3" style:family="table">
      <style:table-properties style:width="8.0875in" fo:margin-left="0in" fo:margin-top="0in" fo:margin-bottom="0in" table:align="left" style:writing-mode="lr-tb"/>
    </style:style>
    <style:style style:name="Table43.A" style:family="table-column">
      <style:table-column-properties style:column-width="0.3417in"/>
    </style:style>
    <style:style style:name="Table43.B" style:family="table-column">
      <style:table-column-properties style:column-width="7.7458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4" style:family="table">
      <style:table-properties style:width="8.0875in" fo:margin-left="0in" fo:margin-top="0in" fo:margin-bottom="0in" table:align="left" style:writing-mode="lr-tb"/>
    </style:style>
    <style:style style:name="Table44.A" style:family="table-column">
      <style:table-column-properties style:column-width="0.3417in"/>
    </style:style>
    <style:style style:name="Table44.B" style:family="table-column">
      <style:table-column-properties style:column-width="7.7458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5" style:family="table">
      <style:table-properties style:width="8.0875in" fo:margin-left="0in" fo:margin-top="0in" fo:margin-bottom="0in" table:align="left" style:writing-mode="lr-tb"/>
    </style:style>
    <style:style style:name="Table45.A" style:family="table-column">
      <style:table-column-properties style:column-width="0.3417in"/>
    </style:style>
    <style:style style:name="Table45.B" style:family="table-column">
      <style:table-column-properties style:column-width="7.7458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6" style:family="table">
      <style:table-properties style:width="8.0875in" fo:margin-left="0in" fo:margin-top="0in" fo:margin-bottom="0in" table:align="left" style:writing-mode="lr-tb"/>
    </style:style>
    <style:style style:name="Table46.A" style:family="table-column">
      <style:table-column-properties style:column-width="0.3417in"/>
    </style:style>
    <style:style style:name="Table46.B" style:family="table-column">
      <style:table-column-properties style:column-width="7.7458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7" style:family="table">
      <style:table-properties style:width="8.0875in" fo:margin-left="0in" fo:margin-top="0in" fo:margin-bottom="0in" table:align="left" style:writing-mode="lr-tb"/>
    </style:style>
    <style:style style:name="Table47.A" style:family="table-column">
      <style:table-column-properties style:column-width="0.3417in"/>
    </style:style>
    <style:style style:name="Table47.B" style:family="table-column">
      <style:table-column-properties style:column-width="7.7458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8" style:family="table">
      <style:table-properties style:width="8.0875in" fo:margin-left="0in" fo:margin-top="0in" fo:margin-bottom="0in" table:align="left" style:writing-mode="lr-tb"/>
    </style:style>
    <style:style style:name="Table48.A" style:family="table-column">
      <style:table-column-properties style:column-width="0.3417in"/>
    </style:style>
    <style:style style:name="Table48.B" style:family="table-column">
      <style:table-column-properties style:column-width="7.7458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9" style:family="table">
      <style:table-properties style:width="8.0875in" fo:margin-left="0in" fo:margin-top="0in" fo:margin-bottom="0in" table:align="left" style:writing-mode="lr-tb"/>
    </style:style>
    <style:style style:name="Table49.A" style:family="table-column">
      <style:table-column-properties style:column-width="0.3417in"/>
    </style:style>
    <style:style style:name="Table49.B" style:family="table-column">
      <style:table-column-properties style:column-width="7.7458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0" style:family="table">
      <style:table-properties style:width="8.0875in" fo:margin-left="0in" fo:margin-top="0in" fo:margin-bottom="0in" table:align="left" style:writing-mode="lr-tb"/>
    </style:style>
    <style:style style:name="Table50.A" style:family="table-column">
      <style:table-column-properties style:column-width="0.4306in"/>
    </style:style>
    <style:style style:name="Table50.B" style:family="table-column">
      <style:table-column-properties style:column-width="7.6569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1" style:family="table">
      <style:table-properties style:width="8.0875in" fo:margin-left="0in" fo:margin-top="0in" fo:margin-bottom="0in" table:align="left" style:writing-mode="lr-tb"/>
    </style:style>
    <style:style style:name="Table51.A" style:family="table-column">
      <style:table-column-properties style:column-width="0.4306in"/>
    </style:style>
    <style:style style:name="Table51.B" style:family="table-column">
      <style:table-column-properties style:column-width="7.6569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Heading_20_2">
      <loext:graphic-properties draw:fill="solid" draw:fill-color="#ffffff"/>
      <style:paragraph-properties fo:margin-top="0.35in" fo:margin-bottom="0.2165in" loext:contextual-spacing="false" fo:background-color="#ffffff"/>
    </style:style>
    <style:style style:name="P2" style:family="paragraph" style:parent-style-name="Heading_20_3">
      <loext:graphic-properties draw:fill="solid" draw:fill-color="#ffffff"/>
      <style:paragraph-properties fo:margin-top="0.35in" fo:margin-bottom="0.2165in" loext:contextual-spacing="false" fo:background-color="#ffffff"/>
    </style:style>
    <style:style style:name="P3" style:family="paragraph" style:parent-style-name="Heading_20_3">
      <loext:graphic-properties draw:fill="solid" draw:fill-color="#ffffff"/>
      <style:paragraph-properties fo:margin-top="0.35in" fo:margin-bottom="0.2165in" loext:contextual-spacing="false" fo:background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Normal_20__28_Web_29_">
      <loext:graphic-properties draw:fill="solid" draw:fill-color="#ffffff"/>
      <style:paragraph-properties fo:margin-top="0in" fo:margin-bottom="0.1043in" loext:contextual-spacing="false" fo:background-color="#ffffff"/>
    </style:style>
    <style:style style:name="P5" style:family="paragraph" style:parent-style-name="Normal_20__28_Web_29_">
      <loext:graphic-properties draw:fill="solid" draw:fill-color="#ffffff"/>
      <style:paragraph-properties fo:margin-top="0in" fo:margin-bottom="0.1043in" loext:contextual-spacing="false" fo:background-color="#ffffff"/>
      <style:text-properties fo:color="#333333" style:font-name="raleway" fo:font-size="13.5pt" style:font-size-asian="13.5pt" style:font-size-complex="13.5pt"/>
    </style:style>
    <style:style style:name="P6" style:family="paragraph" style:parent-style-name="brush_3a_">
      <loext:graphic-properties draw:fill="solid" draw:fill-color="#ffffff"/>
      <style:paragraph-properties fo:margin-top="0in" fo:margin-bottom="0.1043in" loext:contextual-spacing="false" fo:background-color="#ffffff"/>
      <style:text-properties fo:color="#333333" style:font-name="raleway" fo:font-size="13.5pt" style:font-size-asian="13.5pt" style:font-size-complex="13.5pt"/>
    </style:style>
    <style:style style:name="P7" style:family="paragraph" style:parent-style-name="Standard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8" style:family="paragraph" style:parent-style-name="Standard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P9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top="0in" fo:margin-bottom="0.111in" loext:contextual-spacing="false"/>
    </style:style>
    <style:style style:name="P15" style:family="paragraph" style:parent-style-name="Standard">
      <style:paragraph-properties fo:margin-top="0in" fo:margin-bottom="0.111in" loext:contextual-spacing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top="0in" fo:margin-bottom="0.111in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top="0in" fo:margin-bottom="0.111in" loext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19" style:family="paragraph" style:parent-style-name="Standard">
      <loext:graphic-properties draw:fill="solid" draw:fill-color="#ffffff"/>
      <style:paragraph-properties fo:margin-top="0in" fo:margin-bottom="0.1563in" loext:contextual-spacing="false" fo:line-height="100%" fo:background-color="#ffffff"/>
    </style:style>
    <style:style style:name="P20" style:family="paragraph" style:parent-style-name="Standard">
      <loext:graphic-properties draw:fill="solid" draw:fill-color="#ffffff"/>
      <style:paragraph-properties fo:margin-top="0in" fo:margin-bottom="0.1563in" loext:contextual-spacing="false" fo:line-height="100%" fo:background-color="#ffffff"/>
      <style:text-properties fo:color="#333333" style:font-name="Helvetica" fo:font-size="28pt" fo:font-style="italic" style:text-underline-style="solid" style:text-underline-width="auto" style:text-underline-color="font-color" style:font-name-asian="Times New Roman1" style:font-size-asian="28pt" style:font-style-asian="italic" style:font-name-complex="Helvetica1" style:font-size-complex="28pt" style:font-style-complex="italic"/>
    </style:style>
    <style:style style:name="P21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/>
    </style:style>
    <style:style style:name="P22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3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P24" style:family="paragraph" style:parent-style-name="Standard">
      <loext:graphic-properties draw:fill="solid" draw:fill-color="#f8f8f8"/>
      <style:paragraph-properties fo:margin-top="0in" fo:margin-bottom="0in" loext:contextual-spacing="false" fo:line-height="100%" fo:background-color="#f8f8f8" fo:padding-left="0.111in" fo:padding-right="0.111in" fo:padding-top="0.0693in" fo:padding-bottom="0.0693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5" style:family="paragraph" style:parent-style-name="Standard">
      <loext:graphic-properties draw:fill="solid" draw:fill-color="#f8f8f8"/>
      <style:paragraph-properties fo:margin-top="0in" fo:margin-bottom="0in" loext:contextual-spacing="false" fo:line-height="100%" fo:background-color="#f8f8f8" fo:padding-left="0.111in" fo:padding-right="0.111in" fo:padding-top="0.0693in" fo:padding-bottom="0.0693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1.5pt" style:font-name-asian="Times New Roman1" style:font-size-asian="11.5pt" style:font-name-complex="Courier New1" style:font-size-complex="11.5pt"/>
    </style:style>
    <style:style style:name="P26" style:family="paragraph" style:parent-style-name="Standard">
      <loext:graphic-properties draw:fill="solid" draw:fill-color="#ffffff"/>
      <style:paragraph-properties fo:margin-top="0.1563in" fo:margin-bottom="0.1563in" loext:contextual-spacing="false" fo:line-height="100%" fo:background-color="#ffffff"/>
    </style:style>
    <style:style style:name="P27" style:family="paragraph" style:parent-style-name="Standard">
      <loext:graphic-properties draw:fill="solid" draw:fill-color="#2d2d2d"/>
      <style:paragraph-properties fo:margin-top="0in" fo:margin-bottom="0.0209in" loext:contextual-spacing="false" fo:line-height="100%" fo:background-color="#2d2d2d" style:vertical-align="baseline"/>
      <style:text-properties fo:color="#e7e8eb" style:font-name="inherit" fo:font-size="10pt" style:font-name-asian="Times New Roman1" style:font-size-asian="10pt" style:font-name-complex="Arial" style:font-size-complex="10pt"/>
    </style:style>
    <style:style style:name="P28" style:family="paragraph" style:parent-style-name="Standard">
      <loext:graphic-properties draw:fill="solid" draw:fill-color="#2d2d2d"/>
      <style:paragraph-properties fo:margin-top="0in" fo:margin-bottom="0.052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P29" style:family="paragraph" style:parent-style-name="Standard" style:master-page-name="Standard">
      <style:paragraph-properties style:page-number="auto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0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1" style:family="paragraph" style:parent-style-name="Standard" style:list-style-name="WWNum1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2" style:family="paragraph" style:parent-style-name="Standard" style:list-style-name="WWNum3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3" style:family="paragraph" style:parent-style-name="Standard" style:list-style-name="WWNum4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4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5" style:family="paragraph" style:parent-style-name="Standard" style:list-style-name="WWNum1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6" style:family="paragraph" style:parent-style-name="Standard" style:list-style-name="WWNum3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7" style:family="paragraph" style:parent-style-name="Standard" style:list-style-name="WWNum4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8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39" style:family="paragraph" style:parent-style-name="Standard" style:list-style-name="WWNum1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40" style:family="paragraph" style:parent-style-name="Standard" style:list-style-name="WWNum3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41" style:family="paragraph" style:parent-style-name="Standard" style:list-style-name="WWNum4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42" style:family="paragraph" style:parent-style-name="Standard">
      <style:paragraph-properties fo:margin-top="0in" fo:margin-bottom="0.111in" loext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margin-top="0in" fo:margin-bottom="0.111in" loext:contextual-spacing="false"/>
      <style:text-properties fo:font-size="15pt" style:text-underline-style="solid" style:text-underline-width="auto" style:text-underline-color="font-color" fo:font-weight="bold" officeooo:rsid="0008e824" officeooo:paragraph-rsid="0008e824" style:font-size-asian="15pt" style:font-weight-asian="bold" style:font-size-complex="15pt" style:font-weight-complex="bold"/>
    </style:style>
    <style:style style:name="T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style:text-position="super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333333" style:font-name="Helvetica" fo:font-size="13.5pt" style:font-name-asian="Times New Roman1" style:font-size-asian="13.5pt" style:font-name-complex="Helvetica1" style:font-size-complex="13.5pt"/>
    </style:style>
    <style:style style:name="T5" style:family="text">
      <style:text-properties fo:color="#333333" style:font-name="raleway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333333" style:font-name="raleway" fo:font-size="22pt" style:font-size-asian="22pt" style:font-size-complex="22pt"/>
    </style:style>
    <style:style style:name="T7" style:family="text">
      <style:text-properties fo:color="#333333" style:font-name="raleway" fo:font-size="13.5pt" style:font-size-asian="13.5pt" style:font-size-complex="13.5pt"/>
    </style:style>
    <style:style style:name="T8" style:family="text">
      <style:text-properties fo:color="#333333" style:font-name="raleway" fo:font-size="13.5pt" fo:font-weight="bold" style:font-size-asian="13.5pt" style:font-weight-asian="bold" style:font-size-complex="13.5pt" style:font-weight-complex="bold"/>
    </style:style>
    <style:style style:name="T9" style:family="text">
      <style:text-properties fo:color="#333333" style:font-name="raleway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333333" style:font-name="raleway" fo:font-size="18pt" style:font-size-asian="18pt" style:font-size-complex="18pt"/>
    </style:style>
    <style:style style:name="T11" style:family="text">
      <style:text-properties fo:color="#6d180b" style:font-name="Consolas" fo:font-size="10pt" fo:background-color="#f2f2f2" loext:char-shading-value="0" style:font-name-asian="Times New Roman1" style:font-size-asian="10pt" style:font-name-complex="Courier New1" style:font-size-complex="10pt" loext:padding="0.0138in" loext:border="0.74pt solid #cccccc"/>
    </style:style>
    <style:style style:name="T12" style:family="text">
      <style:text-properties fo:color="#4183c4" style:font-name="Helvetica" fo:font-size="13.5pt" style:text-underline-style="solid" style:text-underline-width="auto" style:text-underline-color="font-color" style:font-name-asian="Times New Roman1" style:font-size-asian="13.5pt" style:font-name-complex="Helvetica1" style:font-size-complex="13.5pt"/>
    </style:style>
    <style:style style:name="T13" style:family="text">
      <style:text-properties fo:color="#7f0055" style:font-name="Consolas" fo:font-size="11.5pt" fo:font-weight="bold" style:font-name-asian="Times New Roman1" style:font-size-asian="11.5pt" style:font-weight-asian="bold" style:font-name-complex="Courier New1" style:font-size-complex="11.5pt" style:font-weight-complex="bold"/>
    </style:style>
    <style:style style:name="T14" style:family="text">
      <style:text-properties fo:color="#000000" style:font-name="Consolas" fo:font-size="11.5pt" style:font-name-asian="Times New Roman1" style:font-size-asian="11.5pt" style:font-name-complex="Courier New1" style:font-size-complex="11.5pt"/>
    </style:style>
    <style:style style:name="T15" style:family="text">
      <style:text-properties fo:color="#808080" style:font-name="Consolas" fo:font-size="11.5pt" fo:font-style="italic" style:font-name-asian="Times New Roman1" style:font-size-asian="11.5pt" style:font-style-asian="italic" style:font-name-complex="Courier New1" style:font-size-complex="11.5pt" style:font-style-complex="italic"/>
    </style:style>
    <style:style style:name="T16" style:family="text">
      <style:text-properties fo:color="#3f5f5f" style:font-name="Consolas" fo:font-size="11.5pt" fo:font-style="italic" style:font-name-asian="Times New Roman1" style:font-size-asian="11.5pt" style:font-style-asian="italic" style:font-name-complex="Courier New1" style:font-size-complex="11.5pt" style:font-style-complex="italic"/>
    </style:style>
    <style:style style:name="T17" style:family="text">
      <style:text-properties style:font-name-asian="Calibri1"/>
    </style:style>
    <style:style style:name="T18" style:family="text">
      <style:text-properties fo:color="#63b175" style:font-name="raleway" fo:font-size="13.5pt" style:font-size-asian="13.5pt" style:font-size-complex="13.5pt"/>
    </style:style>
    <style:style style:name="T19" style:family="text">
      <style:text-properties fo:color="#63b175" style:font-name="raleway" fo:font-size="13.5pt" fo:font-weight="bold" style:font-size-asian="13.5pt" style:font-weight-asian="bold" style:font-size-complex="13.5pt" style:font-weight-complex="bold"/>
    </style:style>
    <style:style style:name="T20" style:family="text"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T21" style:family="text">
      <style:text-properties fo:color="#e7e8eb" style:font-name="inherit" fo:font-size="11.5pt" style:font-name-asian="Times New Roman1" style:font-size-asian="11.5pt" style:font-name-complex="Arial" style:font-size-complex="11.5pt"/>
    </style:style>
    <style:style style:name="T22" style:family="text">
      <style:text-properties fo:color="#e7e8eb" style:font-name="inherit" fo:font-size="11.5pt" fo:font-style="italic" style:font-name-asian="Times New Roman1" style:font-size-asian="11.5pt" style:font-style-asian="italic" style:font-name-complex="Arial" style:font-size-complex="11.5pt" style:font-style-complex="italic"/>
    </style:style>
    <style:style style:name="T23" style:family="text">
      <style:text-properties fo:color="#e7e8eb" style:font-name="Consolas" fo:font-size="10pt" style:font-name-asian="Times New Roman1" style:font-size-asian="10pt" style:font-name-complex="Courier New1" style:font-size-complex="10pt"/>
    </style:style>
    <style:style style:name="T24" style:family="text">
      <style:text-properties fo:color="#97e6fe" style:font-name="inherit" fo:font-size="10pt" style:font-name-asian="Times New Roman1" style:font-size-asian="10pt" style:font-name-complex="Courier New1" style:font-size-complex="10pt"/>
    </style:style>
    <style:style style:name="T2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pringBoot</text:p>
      <text:p text:style-name="P7"/>
      <text:p text:style-name="Standard"><text:span text:style-name="T1">1</text:span><text:span text:style-name="T2">st</text:span><text:span text:style-name="T1">.A simple project</text:span></text:p>
      <text:p text:style-name="P7"/>
      <text:p text:style-name="P9">This project we use web and actuator dependencies.</text:p>
      <text:p text:style-name="P9">First we check the pom file</text:p>
      <text:p text:style-name="P9"/>
      <text:p text:style-name="Standard"><draw:frame draw:style-name="fr2" draw:name="Picture 1" text:anchor-type="as-char" svg:width="4.9791in" svg:height="4.3752in" draw:z-index="1"><draw:image xlink:href="Pictures/10000000000001DE000001A4F6F27A3C908C1BD3.png" xlink:type="simple" xlink:show="embed" xlink:actuate="onLoad" loext:mime-type="image/png"/></draw:frame></text:p>
      <text:p text:style-name="P9">Ok we have 2 that we added web and actuator</text:p>
      <text:p text:style-name="P9"><text:soft-page-break/>Why starter ?</text:p>
      <text:p text:style-name="P9">When added like this spring knows sub dependencies and add them</text:p>
      <text:p text:style-name="P9">You can check by</text:p>
      <text:p text:style-name="P9"><text:s/>mvn dependency:tree</text:p>
      <text:p text:style-name="Standard"><draw:frame draw:style-name="fr2" draw:name="Picture 2" text:anchor-type="as-char" svg:width="5.6563in" svg:height="4.0728in" draw:z-index="2"><draw:image xlink:href="Pictures/100000000000021F00000187EDB15A116C9AAF0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<text:soft-page-break/>Basic Structure of spring app</text:p>
      <text:p text:style-name="P9">Controller-Responsible to handle the traffic and also this is the last layer we meet <text:s/>so we have to handle exception here.</text:p>
      <text:p text:style-name="P9"/>
      <text:p text:style-name="P9">Service - Handle the business logic ,sometimes states (sessions)</text:p>
      <text:p text:style-name="P9"/>
      <text:p text:style-name="P9">Repository-Deal with Database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/>
      <text:p text:style-name="P20">Start Spring Boot Application</text:p>
      <text:p text:style-name="P20"/>
      <text:p text:style-name="P19"><text:span text:style-name="T4">Many Spring Boot developers like their apps to use auto-configuration, component scan and be able to define extra configuration on their "application class". A single </text:span><text:span text:style-name="T11">@SpringBootApplication</text:span><text:span text:style-name="T4"> annotation can be used to enable those three features, that is:</text:span></text:p>
      <text:list xml:id="list459820542" text:style-name="WWNum2">
        <text:list-item>
          <text:p text:style-name="P30"><text:span text:style-name="T11">@EnableAutoConfiguration</text:span><text:span text:style-name="T4">: enable </text:span><text:a xlink:type="simple" xlink:href="https://docs.spring.io/spring-boot/docs/2.1.14.BUILD-SNAPSHOT/reference/html/using-boot-auto-configuration.html" office:target-frame-name="16. Auto-configuration" xlink:show="replace" text:style-name="ListLabel_20_37" text:visited-style-name="ListLabel_20_37"><text:span text:style-name="ListLabel_20_37"><text:span text:style-name="T12">Spring Boot’s auto-configuration mechanism</text:span></text:span></text:a></text:p>
        </text:list-item>
        <text:list-item>
          <text:p text:style-name="P34"><text:span text:style-name="T11">@ComponentScan</text:span><text:span text:style-name="T4">: enable </text:span><text:span text:style-name="T11">@Component</text:span><text:span text:style-name="T4"> scan on the package where the application is located (see </text:span><text:a xlink:type="simple" xlink:href="https://docs.spring.io/spring-boot/docs/2.1.14.BUILD-SNAPSHOT/reference/html/using-boot-structuring-your-code.html" office:target-frame-name="14. Structuring Your Code" xlink:show="replace" text:style-name="ListLabel_20_37" text:visited-style-name="ListLabel_20_37"><text:span text:style-name="ListLabel_20_37"><text:span text:style-name="T12">the best practices</text:span></text:span></text:a><text:span text:style-name="T4">)</text:span></text:p>
        </text:list-item>
        <text:list-item>
          <text:p text:style-name="P38"><text:span text:style-name="T11">@Configuration</text:span><text:span text:style-name="T4">: allow to register extra beans in the context or import additional configuration classes</text:span></text:p>
        </text:list-item>
      </text:list>
      <text:p text:style-name="P26"><text:span text:style-name="T4">The </text:span><text:span text:style-name="T11">@SpringBootApplication</text:span><text:span text:style-name="T4"> annotation is equivalent to using </text:span><text:span text:style-name="T11">@Configuration</text:span><text:span text:style-name="T4">, </text:span><text:span text:style-name="T11">@EnableAutoConfiguration</text:span><text:span text:style-name="T4">, and </text:span><text:span text:style-name="T11">@ComponentScan</text:span><text:span text:style-name="T4"> with their default attributes, as shown in the following example:</text:span></text:p>
      <text:p text:style-name="P24"><text:span text:style-name="T13">package</text:span><text:span text:style-name="T14"> com.example.myapplication;</text:span></text:p>
      <text:p text:style-name="P25"/>
      <text:p text:style-name="P24"><text:span text:style-name="T13">import</text:span><text:span text:style-name="T14"> org.springframework.boot.SpringApplication;</text:span></text:p>
      <text:p text:style-name="P24"><text:span text:style-name="T13">import</text:span><text:span text:style-name="T14"> org.springframework.boot.autoconfigure.SpringBootApplication;</text:span></text:p>
      <text:p text:style-name="P25"/>
      <text:p text:style-name="P24"><text:span text:style-name="T15">@SpringBootApplication</text:span><text:span text:style-name="T14"> </text:span><text:span text:style-name="T16">// same as @Configuration @EnableAutoConfiguration @ComponentScan</text:span></text:p>
      <text:p text:style-name="P24"><text:span text:style-name="T13">public</text:span><text:span text:style-name="T14"> </text:span><text:span text:style-name="T13">class</text:span><text:span text:style-name="T14"> Application {</text:span></text:p>
      <text:p text:style-name="P25"/>
      <text:p text:style-name="P24"><text:span text:style-name="T14"><text:tab/></text:span><text:span text:style-name="T13">public</text:span><text:span text:style-name="T14"> </text:span><text:span text:style-name="T13">static</text:span><text:span text:style-name="T14"> </text:span><text:span text:style-name="T13">void</text:span><text:span text:style-name="T14"> main(String[] args) {</text:span></text:p>
      <text:p text:style-name="P24"><text:span text:style-name="T14"><text:tab/><text:tab/>SpringApplication.run(Application.</text:span><text:span text:style-name="T13">class</text:span><text:span text:style-name="T14">, args);</text:span></text:p>
      <text:p text:style-name="P25"><text:tab/>}</text:p>
      <text:p text:style-name="P25"/>
      <text:p text:style-name="P25"><text:soft-page-break/>}</text:p>
      <text:p text:style-name="P9"/>
      <text:p text:style-name="P9"/>
      <text:p text:style-name="P9"/>
      <text:p text:style-name="P9"/>
      <text:p text:style-name="P9"/>
      <text:p text:style-name="P9"/>
      <text:p text:style-name="P8">Controller</text:p>
      <text:p text:style-name="P9">@RestController</text:p>
      <text:p text:style-name="P9"/>
      <text:p text:style-name="P9">https://www.baeldung.com/spring-request-param</text:p>
      <text:p text:style-name="P9"/>
      <text:p text:style-name="P9">Remember, we don't need to annotate the </text:p>
      <text:p text:style-name="P9">@RestController-annotated controllers with the @ResponseBody annotation since Spring does it by default.</text:p>
      <text:p text:style-name="Standard"><text:a xlink:type="simple" xlink:href="https://www.baeldung.com/spring-requestmapping" text:style-name="Internet_20_link" text:visited-style-name="Visited_20_Internet_20_Link">https://www.baeldung.com/spring-requestmapping</text:a></text:p>
      <text:h text:style-name="P1" text:outline-level="2"><text:span text:style-name="T3"><text:s/></text:span><text:span text:style-name="Strong"><text:span text:style-name="T5">2. @</text:span></text:span><text:span text:style-name="Emphasis"><text:span text:style-name="T6">RequestMapping</text:span></text:span><text:span text:style-name="Strong"><text:span text:style-name="T5"> Basics</text:span></text:span></text:h>
      <text:p text:style-name="P5">Let's start with a simple example – mapping an HTTP request to a method using some basic criteria.</text:p>
      <text:h text:style-name="P2" text:outline-level="3"><text:span text:style-name="Strong"><text:span text:style-name="T9">2.1. </text:span></text:span><text:span text:style-name="Emphasis"><text:span text:style-name="T10">@RequestMapping</text:span></text:span><text:span text:style-name="Strong"><text:span text:style-name="T9"> – by Path</text:span>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1</text:p>
            <text:p text:style-name="Standard">2</text:p>
            <text:p text:style-name="Standard"><text:soft-page-break/>3</text:p>
            <text:p text:style-name="Standard">4</text:p>
            <text:p text:style-name="P18">5</text:p>
          </table:table-cell>
          <table:table-cell table:style-name="Table1.A1" office:value-type="string">
            <text:p text:style-name="Standard"><text:span text:style-name="HTML_20_Code"><text:span text:style-name="T17">@RequestMapping(value = "/ex/foos", method = RequestMethod.GET)</text:span></text:span></text:p>
            <text:p text:style-name="Standard"><text:span text:style-name="HTML_20_Code"><text:span text:style-name="T17">@ResponseBody</text:span></text:span></text:p>
            <text:p text:style-name="Standard"><text:soft-page-break/><text:span text:style-name="HTML_20_Code"><text:span text:style-name="T17">public</text:span></text:span> <text:span text:style-name="HTML_20_Code"><text:span text:style-name="T17">String getFoosBySimplePath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To test out this mapping with a simple </text:span><text:span text:style-name="Emphasis"><text:span text:style-name="T7">curl</text:span></text:span><text:span text:style-name="T7"> command, run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<text:span text:style-name="HTML_20_Code"><text:span text:style-name="T17">curl -i http://localhost:8080/spring-rest/ex/foos</text:span></text:span></text:p>
          </table:table-cell>
        </table:table-row>
      </table:table>
      <text:h text:style-name="P2" text:outline-level="3"><text:span text:style-name="Strong"><text:span text:style-name="T9">2.2. </text:span></text:span><text:span text:style-name="Emphasis"><text:span text:style-name="T10">@RequestMapping</text:span></text:span><text:span text:style-name="Strong"><text:span text:style-name="T9"> – the HTTP Method</text:span></text:span></text:h>
      <text:p text:style-name="P4"><text:span text:style-name="T7">The HTTP </text:span><text:span text:style-name="Emphasis"><text:span text:style-name="T7">method</text:span></text:span><text:span text:style-name="T7"> parameter has </text:span><text:span text:style-name="Strong"><text:span text:style-name="T7">no default</text:span></text:span><text:span text:style-name="T7"> – so if we don't specify a value, it's going to map to any HTTP request.</text:span></text:p>
      <text:p text:style-name="P5">Here's a simple example, similar to the previous one – but this time mapped to an HTTP POST request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8">5</text:p>
          </table:table-cell>
          <table:table-cell table:style-name="Table3.A1" office:value-type="string">
            <text:p text:style-name="Standard"><text:span text:style-name="HTML_20_Code"><text:span text:style-name="T17">@RequestMapping(value = "/ex/foos", method = POS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postFoos() {</text:span></text:span></text:p>
            <text:p text:style-name="Standard"><text:span text:style-name="HTML_20_Code"><text:span text:style-name="T17">    return</text:span></text:span> <text:span text:style-name="HTML_20_Code"><text:span text:style-name="T17">"Post some Foos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To test the POST via a </text:span><text:span text:style-name="Emphasis"><text:span text:style-name="T7">curl</text:span></text:span><text:span text:style-name="T7"> command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<text:span text:style-name="HTML_20_Code"><text:span text:style-name="T17">curl -i -X POST http://localhost:8080/spring-rest/ex/foos</text:span></text:span></text:p>
          </table:table-cell>
        </table:table-row>
      </table:table>
      <text:h text:style-name="P1" text:outline-level="2"><text:span text:style-name="Strong"><text:span text:style-name="T5">3. </text:span></text:span><text:span text:style-name="Emphasis"><text:span text:style-name="T6">RequestMapping</text:span></text:span><text:span text:style-name="Strong"><text:span text:style-name="T5"> and HTTP Headers</text:span></text:span></text:h>
      <text:h text:style-name="P2" text:outline-level="3"><text:span text:style-name="Strong"><text:span text:style-name="T9">3.1. </text:span></text:span><text:span text:style-name="Emphasis"><text:span text:style-name="T10">@RequestMapping</text:span></text:span><text:span text:style-name="Strong"><text:span text:style-name="T9"> With the </text:span></text:span><text:span text:style-name="Emphasis"><text:span text:style-name="T10">headers</text:span></text:span><text:span text:style-name="Strong"><text:span text:style-name="T9"> Attribute</text:span></text:span></text:h>
      <text:p text:style-name="P5">The mapping can be narrowed even further by specifying a header for the request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8"><text:soft-page-break/>5</text:p>
          </table:table-cell>
          <table:table-cell table:style-name="Table5.A1" office:value-type="string">
            <text:p text:style-name="Standard"><text:span text:style-name="HTML_20_Code"><text:span text:style-name="T17">@RequestMapping(value = "/ex/foos", headers = "key=val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WithHeader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";</text:span></text:span></text:p>
            <text:p text:style-name="P18"><text:soft-page-break/><text:span text:style-name="HTML_20_Code"><text:span text:style-name="T17">}</text:span></text:span></text:p>
          </table:table-cell>
        </table:table-row>
      </table:table>
      <text:p text:style-name="P4"><text:span text:style-name="T7">To test the operation, we're going to use the </text:span><text:span text:style-name="Emphasis"><text:span text:style-name="T7">curl</text:span></text:span><text:span text:style-name="T7"> header support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1</text:p>
          </table:table-cell>
          <table:table-cell table:style-name="Table6.A1" office:value-type="string">
            <text:p text:style-name="P18"><text:span text:style-name="HTML_20_Code"><text:span text:style-name="T17">curl -i -H "key:val"</text:span></text:span> <text:span text:style-name="HTML_20_Code"><text:span text:style-name="T17">http://localhost:8080/spring-rest/ex/foos</text:span></text:span></text:p>
          </table:table-cell>
        </table:table-row>
      </table:table>
      <text:p text:style-name="P4"><text:span text:style-name="T7">And even multiple headers via the </text:span><text:span text:style-name="Emphasis"><text:span text:style-name="T7">header</text:span></text:span><text:span text:style-name="T7"> attribute of </text:span><text:span text:style-name="Emphasis"><text:span text:style-name="T7">@RequestMapping</text:span></text:span><text:span text:style-name="T7">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8">7</text:p>
          </table:table-cell>
          <table:table-cell table:style-name="Table7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headers = { "key1=val1", "key2=val2"</text:span></text:span> <text:span text:style-name="HTML_20_Code"><text:span text:style-name="T17">}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WithHeaders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5">We can test this with the command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1</text:p>
          </table:table-cell>
          <table:table-cell table:style-name="Table8.A1" office:value-type="string">
            <text:p text:style-name="P18"><text:span text:style-name="HTML_20_Code"><text:span text:style-name="T17">curl -i -H "key1:val1"</text:span></text:span> <text:span text:style-name="HTML_20_Code"><text:span text:style-name="T17">-H "key2:val2"</text:span></text:span> <text:span text:style-name="HTML_20_Code"><text:span text:style-name="T17">http://localhost:8080/spring-rest/ex/foos</text:span></text:span></text:p>
          </table:table-cell>
        </table:table-row>
      </table:table>
      <text:p text:style-name="P4"><text:span text:style-name="T7">Note that for the </text:span><text:span text:style-name="Emphasis"><text:span text:style-name="T7">curl</text:span></text:span><text:span text:style-name="T7"> syntax for separating the header key and the header value is a colon, same as in the HTTP spec, while in Spring the equals sign is used.</text:span></text:p>
      <text:h text:style-name="P2" text:outline-level="3"><text:span text:style-name="Strong"><text:span text:style-name="T9">3.2. </text:span></text:span><text:span text:style-name="Emphasis"><text:span text:style-name="T10">@RequestMapping</text:span></text:span><text:span text:style-name="Strong"><text:span text:style-name="T9"> Consumes and Produces</text:span></text:span></text:h>
      <text:p text:style-name="P4"><text:span text:style-name="T7">Mapping </text:span><text:span text:style-name="Strong"><text:span text:style-name="T7">media types produced by a controller</text:span></text:span><text:span text:style-name="T7"> method is worth special attention – we can map a request based on its </text:span><text:span text:style-name="Emphasis"><text:span text:style-name="T7">Accept</text:span></text:span><text:span text:style-name="T7"> header via the </text:span><text:span text:style-name="Emphasis"><text:span text:style-name="T7">@RequestMapping</text:span></text:span><text:span text:style-name="T7"> headers attribute introduced above: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P18">8</text:p>
          </table:table-cell>
          <table:table-cell table:style-name="Table9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method = GET, </text:span></text:span></text:p>
            <text:p text:style-name="Standard"><text:span text:style-name="HTML_20_Code"><text:span text:style-name="T17">  headers = "Accept=application/json"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AsJsonFromBrowser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 Old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oft-page-break/><text:span text:style-name="T7">The matching for this way of defining the </text:span><text:span text:style-name="Emphasis"><text:span text:style-name="T7">Accept</text:span></text:span><text:span text:style-name="T7"> header is flexible – it uses contains instead of equals, so a request such as the following would still map correctly: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1</text:p>
            <text:p text:style-name="P18">2</text:p>
          </table:table-cell>
          <table:table-cell table:style-name="Table10.A1" office:value-type="string">
            <text:p text:style-name="Standard"><text:span text:style-name="HTML_20_Code"><text:span text:style-name="T17">curl -H "Accept:application/json,text/html"</text:span></text:span></text:p>
            <text:p text:style-name="P18"><text:span text:style-name="HTML_20_Code"><text:span text:style-name="T17">  http://localhost:8080/spring-rest/ex/foos</text:span></text:span></text:p>
          </table:table-cell>
        </table:table-row>
      </table:table>
      <text:p text:style-name="P4"><text:span text:style-name="T7">Starting with Spring 3.1, the </text:span><text:span text:style-name="Emphasis"><text:span text:style-name="T8">@RequestMapping</text:span></text:span><text:span text:style-name="Strong"><text:span text:style-name="T7"> annotation now has the </text:span></text:span><text:span text:style-name="Emphasis"><text:span text:style-name="T8">produces</text:span></text:span><text:span text:style-name="Strong"><text:span text:style-name="T7"> and the </text:span></text:span><text:span text:style-name="Emphasis"><text:span text:style-name="T8">consumes</text:span></text:span><text:span text:style-name="Strong"><text:span text:style-name="T7"> attributes</text:span></text:span><text:span text:style-name="T7">, specifically for this purpose: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8">9</text:p>
          </table:table-cell>
          <table:table-cell table:style-name="Table11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method = RequestMethod.GET, </text:span></text:span></text:p>
            <text:p text:style-name="Standard"><text:span text:style-name="HTML_20_Code"><text:span text:style-name="T17">  produces = "application/json"</text:span></text:span></text:p>
            <text:p text:style-name="Standard"><text:span text:style-name="HTML_20_Code"><text:span text:style-name="T17">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AsJsonFromREST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 New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Also, the old type of mapping with the </text:span><text:span text:style-name="Emphasis"><text:span text:style-name="T7">headers</text:span></text:span><text:span text:style-name="T7"> attribute will automatically be converted to the new </text:span><text:span text:style-name="Emphasis"><text:span text:style-name="T7">produces</text:span></text:span><text:span text:style-name="T7"> mechanism starting with Spring 3.1, so the results will be identical.</text:span></text:p>
      <text:p text:style-name="P4"><text:span text:style-name="T7">This is consumed via </text:span><text:span text:style-name="Emphasis"><text:span text:style-name="T7">curl</text:span></text:span><text:span text:style-name="T7"> in the same way: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Standard">1</text:p>
            <text:p text:style-name="P18">2</text:p>
          </table:table-cell>
          <table:table-cell table:style-name="Table12.A1" office:value-type="string">
            <text:p text:style-name="Standard"><text:span text:style-name="HTML_20_Code"><text:span text:style-name="T17">curl -H "Accept:application/json"</text:span></text:span></text:p>
            <text:p text:style-name="P18"><text:span text:style-name="HTML_20_Code"><text:span text:style-name="T17">  http://localhost:8080/spring-rest/ex/foos</text:span></text:span></text:p>
          </table:table-cell>
        </table:table-row>
      </table:table>
      <text:p text:style-name="P4"><text:span text:style-name="T7">Additionally, </text:span><text:span text:style-name="Emphasis"><text:span text:style-name="T7">produces</text:span></text:span><text:span text:style-name="T7"> support multiple values as well: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8">5</text:p>
          </table:table-cell>
          <table:table-cell table:style-name="Table13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method = GET,</text:span></text:span></text:p>
            <text:p text:style-name="Standard"><text:span text:style-name="HTML_20_Code"><text:span text:style-name="T17">  produces = { "application/json", "application/xml"</text:span></text:span> <text:span text:style-name="HTML_20_Code"><text:span text:style-name="T17">}</text:span></text:span></text:p>
            <text:p text:style-name="P18"><text:span text:style-name="HTML_20_Code"><text:span text:style-name="T17">)</text:span></text:span></text:p>
          </table:table-cell>
        </table:table-row>
      </table:table>
      <text:p text:style-name="P4"><text:span text:style-name="T7">Keep in mind that these – the old way and the new way of specifying the </text:span><text:span text:style-name="Emphasis"><text:span text:style-name="T7">accept</text:span></text:span><text:span text:style-name="T7"> header – are basically the same mapping, so Spring </text:span><text:soft-page-break/><text:span text:style-name="T7">won't allow them together – having both these methods active would result in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Standard">14</text:p>
            <text:p text:style-name="P18">15</text:p>
          </table:table-cell>
          <table:table-cell table:style-name="Table14.A1" office:value-type="string">
            <text:p text:style-name="Standard"><text:span text:style-name="HTML_20_Code"><text:span text:style-name="T17">Caused by: java.lang.IllegalStateException: Ambiguous mapping found. </text:span></text:span></text:p>
            <text:p text:style-name="Standard"><text:span text:style-name="HTML_20_Code"><text:span text:style-name="T17">Cannot map 'fooController'</text:span></text:span> <text:span text:style-name="HTML_20_Code"><text:span text:style-name="T17">bean method </text:span></text:span></text:p>
            <text:p text:style-name="Standard"><text:span text:style-name="HTML_20_Code"><text:span text:style-name="T17">java.lang.String </text:span></text:span></text:p>
            <text:p text:style-name="Standard"><text:span text:style-name="HTML_20_Code"><text:span text:style-name="T17">org.baeldung.spring.web.controller</text:span></text:span></text:p>
            <text:p text:style-name="Standard"><text:span text:style-name="HTML_20_Code"><text:span text:style-name="T17">  .FooController.getFoosAsJsonFromREST()</text:span></text:span></text:p>
            <text:p text:style-name="Standard"><text:span text:style-name="HTML_20_Code"><text:span text:style-name="T17">to </text:span></text:span></text:p>
            <text:p text:style-name="Standard"><text:span text:style-name="HTML_20_Code"><text:span text:style-name="T17">{ [/ex/foos],</text:span></text:span></text:p>
            <text:p text:style-name="Standard"><text:span text:style-name="HTML_20_Code"><text:span text:style-name="T17">  methods=[GET],params=[],headers=[],</text:span></text:span></text:p>
            <text:p text:style-name="Standard"><text:span text:style-name="HTML_20_Code"><text:span text:style-name="T17">  consumes=[],produces=[application/json],custom=[]</text:span></text:span></text:p>
            <text:p text:style-name="Standard"><text:span text:style-name="HTML_20_Code"><text:span text:style-name="T17">}: </text:span></text:span></text:p>
            <text:p text:style-name="Standard"><text:span text:style-name="HTML_20_Code"><text:span text:style-name="T17">There is already 'fooController'</text:span></text:span> <text:span text:style-name="HTML_20_Code"><text:span text:style-name="T17">bean method</text:span></text:span></text:p>
            <text:p text:style-name="Standard"><text:span text:style-name="HTML_20_Code"><text:span text:style-name="T17">java.lang.String </text:span></text:span></text:p>
            <text:p text:style-name="Standard"><text:span text:style-name="HTML_20_Code"><text:span text:style-name="T17">org.baeldung.spring.web.controller</text:span></text:span></text:p>
            <text:p text:style-name="Standard"><text:span text:style-name="HTML_20_Code"><text:span text:style-name="T17">  .FooController.getFoosAsJsonFromBrowser() </text:span></text:span></text:p>
            <text:p text:style-name="P18"><text:span text:style-name="HTML_20_Code"><text:span text:style-name="T17">mapped.</text:span></text:span></text:p>
          </table:table-cell>
        </table:table-row>
      </table:table>
      <text:p text:style-name="P4"><text:span text:style-name="T7">A final note on the new </text:span><text:span text:style-name="Emphasis"><text:span text:style-name="T7">produces</text:span></text:span><text:span text:style-name="T7"> and </text:span><text:span text:style-name="Emphasis"><text:span text:style-name="T7">consumes</text:span></text:span><text:span text:style-name="T7"> mechanism – these behave differently from most other annotations: when specified at the type level, </text:span><text:span text:style-name="Strong"><text:span text:style-name="T7">the method level annotations do not complement but override</text:span></text:span><text:span text:style-name="T7"> the type level information.</text:span></text:p>
      <text:p text:style-name="P4"><text:span text:style-name="T7">And of course, if you want to dig deeper into building a REST API with Spring – </text:span><text:a xlink:type="simple" xlink:href="https://www.baeldung.com/rest-with-spring-series/" office:target-frame-name="REST API with Spring Guide" xlink:show="replace" text:style-name="Internet_20_link" text:visited-style-name="Visited_20_Internet_20_Link"><text:span text:style-name="T18">check out</text:span></text:a><text:a xlink:type="simple" xlink:href="https://www.baeldung.com/rest-with-spring-course?utm_source=blog&amp;utm_medium=web&amp;utm_content=art1&amp;utm_campaign=rws" office:target-frame-name="REST API with Spring Guide" xlink:show="replace" text:style-name="Internet_20_link" text:visited-style-name="Visited_20_Internet_20_Link"><text:span text:style-name="T19"> the new </text:span></text:a><text:span text:style-name="Emphasis"><text:span text:style-name="T19">REST with Spring course</text:span></text:span><text:span text:style-name="T7">.</text:span></text:p>
      <text:h text:style-name="P1" text:outline-level="2"><text:span text:style-name="Strong"><text:span text:style-name="T5">4. </text:span></text:span><text:span text:style-name="Emphasis"><text:span text:style-name="T6">RequestMapping</text:span></text:span><text:span text:style-name="Strong"><text:span text:style-name="T5"> With Path Variables</text:span></text:span></text:h>
      <text:p text:style-name="P4"><text:span text:style-name="T7">Parts of the mapping URI can be bound to variables via the </text:span><text:span text:style-name="Emphasis"><text:span text:style-name="T7">@PathVariable</text:span></text:span><text:span text:style-name="T7"> annotation.</text:span></text:p>
      <text:h text:style-name="P2" text:outline-level="3"><text:span text:style-name="Strong"><text:span text:style-name="T9">4.1. Single </text:span></text:span><text:span text:style-name="Emphasis"><text:span text:style-name="T10">@PathVariable</text:span></text:span></text:h>
      <text:p text:style-name="P5">A simple example with a single path variable:</text:p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15.A1" office:value-type="string">
            <text:p text:style-name="Standard"><text:span text:style-name="HTML_20_Code"><text:span text:style-name="T17">@RequestMapping(value = "/ex/foos/{id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BySimplePathWithPathVariable(</text:span></text:span></text:p>
            <text:p text:style-name="Standard"><text:span text:style-name="HTML_20_Code"><text:span text:style-name="T17">  @PathVariable("id") long</text:span></text:span> <text:span text:style-name="HTML_20_Code"><text:span text:style-name="T17">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Foo with id="</text:span></text:span> <text:span text:style-name="HTML_20_Code"><text:span text:style-name="T17">+ id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This can be tested with </text:span><text:span text:style-name="Emphasis"><text:span text:style-name="T7">curl</text:span></text:span><text:span text:style-name="T7">: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8">1</text:p>
          </table:table-cell>
          <table:table-cell table:style-name="Table16.A1" office:value-type="string">
            <text:p text:style-name="P18"><text:span text:style-name="HTML_20_Code"><text:span text:style-name="T17">curl http://localhost:8080/spring-rest/ex/foos/1</text:span></text:span></text:p>
          </table:table-cell>
        </table:table-row>
      </table:table>
      <text:p text:style-name="P4"><text:span text:style-name="T7">If the name of the method parameter matches the name of the path variable exactly, then this can be simplified by </text:span><text:span text:style-name="Strong"><text:span text:style-name="T7">using </text:span></text:span><text:span text:style-name="Emphasis"><text:span text:style-name="T8">@PathVariable</text:span></text:span><text:span text:style-name="Strong"><text:span text:style-name="T7"> with no value</text:span></text:span><text:span text:style-name="T7">: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17.A1" office:value-type="string">
            <text:p text:style-name="Standard"><text:span text:style-name="HTML_20_Code"><text:span text:style-name="T17">@RequestMapping(value = "/ex/foos/{id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BySimplePathWithPathVariable(</text:span></text:span></text:p>
            <text:p text:style-name="Standard"><text:span text:style-name="HTML_20_Code"><text:span text:style-name="T17">  @PathVariable</text:span></text:span> <text:span text:style-name="HTML_20_Code"><text:span text:style-name="T17">String 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Foo with id="</text:span></text:span> <text:span text:style-name="HTML_20_Code"><text:span text:style-name="T17">+ id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Note that </text:span><text:span text:style-name="Emphasis"><text:span text:style-name="T7">@PathVariable</text:span></text:span><text:span text:style-name="T7"> benefits from automatic type conversion, so we could have also declared the id as: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8">1</text:p>
          </table:table-cell>
          <table:table-cell table:style-name="Table18.A1" office:value-type="string">
            <text:p text:style-name="P18"><text:span text:style-name="HTML_20_Code"><text:span text:style-name="T17">@PathVariable</text:span></text:span> <text:span text:style-name="HTML_20_Code"><text:span text:style-name="T17">long</text:span></text:span> <text:span text:style-name="HTML_20_Code"><text:span text:style-name="T17">id</text:span></text:span></text:p>
          </table:table-cell>
        </table:table-row>
      </table:table>
      <text:h text:style-name="P2" text:outline-level="3"><text:span text:style-name="Strong"><text:span text:style-name="T9">4.2. Multiple </text:span></text:span><text:span text:style-name="Emphasis"><text:span text:style-name="T10">@PathVariable</text:span></text:span></text:h>
      <text:p text:style-name="P4"><text:span text:style-name="T7">More complex URI may need to map multiple parts of the URI to </text:span><text:span text:style-name="Strong"><text:span text:style-name="T7">multiple values</text:span></text:span><text:span text:style-name="T7">: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<text:soft-page-break/>6</text:p>
            <text:p text:style-name="P18">7</text:p>
          </table:table-cell>
          <table:table-cell table:style-name="Table19.A1" office:value-type="string">
            <text:p text:style-name="Standard"><text:span text:style-name="HTML_20_Code"><text:span text:style-name="T17">@RequestMapping(value = "/ex/foos/{fooid}/bar/{barid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BySimplePathWithPathVariables</text:span></text:span></text:p>
            <text:p text:style-name="Standard"><text:span text:style-name="HTML_20_Code"><text:span text:style-name="T17">  (@PathVariable</text:span></text:span> <text:span text:style-name="HTML_20_Code"><text:span text:style-name="T17">long</text:span></text:span> <text:span text:style-name="HTML_20_Code"><text:span text:style-name="T17">fooid, @PathVariable</text:span></text:span> <text:span text:style-name="HTML_20_Code"><text:span text:style-name="T17">long</text:span></text:span> <text:span text:style-name="HTML_20_Code"><text:span text:style-name="T17">bar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barid + </text:span></text:span></text:p>
            <text:p text:style-name="Standard"><text:span text:style-name="HTML_20_Code"><text:span text:style-name="T17">      " from a Foo with id="</text:span></text:span> <text:span text:style-name="HTML_20_Code"><text:span text:style-name="T17">+ fooid;</text:span></text:span></text:p>
            <text:p text:style-name="P18"><text:soft-page-break/><text:span text:style-name="HTML_20_Code"><text:span text:style-name="T17">}</text:span></text:span></text:p>
          </table:table-cell>
        </table:table-row>
      </table:table>
      <text:p text:style-name="P4"><text:span text:style-name="T7">This is easily tested with a </text:span><text:span text:style-name="Emphasis"><text:span text:style-name="T7">curl</text:span></text:span><text:span text:style-name="T7"> in the same way:</text:span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8">1</text:p>
          </table:table-cell>
          <table:table-cell table:style-name="Table20.A1" office:value-type="string">
            <text:p text:style-name="P18"><text:span text:style-name="HTML_20_Code"><text:span text:style-name="T17">curl http://localhost:8080/spring-rest/ex/foos/1/bar/2</text:span></text:span></text:p>
          </table:table-cell>
        </table:table-row>
      </table:table>
      <text:h text:style-name="P2" text:outline-level="3"><text:span text:style-name="Strong"><text:span text:style-name="T9">4.3. </text:span></text:span><text:span text:style-name="Emphasis"><text:span text:style-name="T10">@PathVariable</text:span></text:span><text:span text:style-name="Strong"><text:span text:style-name="T9"> With RegEx</text:span></text:span></text:h>
      <text:p text:style-name="P4"><text:span text:style-name="T7">Regular expressions can also be used when mapping the </text:span><text:span text:style-name="Emphasis"><text:span text:style-name="T7">@PathVariable</text:span></text:span><text:span text:style-name="T7">; for example, we will restrict the mapping to only accept numerical values for the </text:span><text:span text:style-name="Emphasis"><text:span text:style-name="T7">id</text:span></text:span><text:span text:style-name="T7">: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21.A1" office:value-type="string">
            <text:p text:style-name="Standard"><text:span text:style-name="HTML_20_Code"><text:span text:style-name="T17">@RequestMapping(value = "/ex/bars/{numericId:[\\d]+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</text:span></text:span> <text:span text:style-name="HTML_20_Code"><text:span text:style-name="T17">getBarsBySimplePathWithPathVariable(</text:span></text:span></text:p>
            <text:p text:style-name="Standard"><text:span text:style-name="HTML_20_Code"><text:span text:style-name="T17">  @PathVariable long numeric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numericId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5">This will mean that the following URIs will match: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8">1</text:p>
          </table:table-cell>
          <table:table-cell table:style-name="Table22.A1" office:value-type="string">
            <text:p text:style-name="P18"><text:span text:style-name="HTML_20_Code"><text:span text:style-name="T17">http://localhost:8080/spring-rest/ex/bars/1</text:span></text:span></text:p>
          </table:table-cell>
        </table:table-row>
      </table:table>
      <text:p text:style-name="P5">But this will not: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8">1</text:p>
          </table:table-cell>
          <table:table-cell table:style-name="Table23.A1" office:value-type="string">
            <text:p text:style-name="P18"><text:span text:style-name="HTML_20_Code"><text:span text:style-name="T17">http://localhost:8080/spring-rest/ex/bars/abc</text:span></text:span></text:p>
          </table:table-cell>
        </table:table-row>
      </table:table>
      <text:h text:style-name="P1" text:outline-level="2"><text:span text:style-name="Strong"><text:span text:style-name="T5">5. </text:span></text:span><text:span text:style-name="Emphasis"><text:span text:style-name="T6">RequestMapping</text:span></text:span><text:span text:style-name="Strong"><text:span text:style-name="T5"> With Request Parameters</text:span></text:span></text:h>
      <text:p text:style-name="P4"><text:span text:style-name="T7">@RequestMapping allows easy </text:span><text:span text:style-name="Strong"><text:span text:style-name="T7">mapping of URL parameters with the </text:span></text:span><text:span text:style-name="Emphasis"><text:span text:style-name="T8">@RequestParam</text:span></text:span><text:span text:style-name="Strong"><text:span text:style-name="T7"> annotation</text:span></text:span><text:span text:style-name="T7">.</text:span></text:p>
      <text:p text:style-name="P5">We are now mapping a request to a URI such as: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8">1</text:p>
          </table:table-cell>
          <table:table-cell table:style-name="Table24.A1" office:value-type="string">
            <text:p text:style-name="P18"><text:span text:style-name="HTML_20_Code"><text:span text:style-name="T17">http://localhost:8080/spring-rest/ex/bars?id=100</text:span></text:span></text:p>
          </table:table-cell>
        </table:table-row>
        <table:table-row table:style-name="Table24.1">
          <table:table-cell table:style-name="Table24.A1" office:value-type="string">
            <text:p text:style-name="Standard">1</text:p>
            <text:p text:style-name="Standard"><text:soft-page-break/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24.A1" office:value-type="string">
            <text:p text:style-name="Standard"><text:span text:style-name="HTML_20_Code"><text:span text:style-name="T17">@RequestMapping(value = "/ex/bars", method = GET)</text:span></text:span></text:p>
            <text:p text:style-name="Standard"><text:span text:style-name="HTML_20_Code"><text:span text:style-name="T17">@ResponseBody</text:span></text:span></text:p>
            <text:p text:style-name="Standard"><text:soft-page-break/><text:span text:style-name="HTML_20_Code"><text:span text:style-name="T17">public</text:span></text:span> <text:span text:style-name="HTML_20_Code"><text:span text:style-name="T17">String getBarBySimplePathWithRequestParam(</text:span></text:span></text:p>
            <text:p text:style-name="Standard"><text:span text:style-name="HTML_20_Code"><text:span text:style-name="T17">  @RequestParam("id") long</text:span></text:span> <text:span text:style-name="HTML_20_Code"><text:span text:style-name="T17">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id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We are then extracting the value of the </text:span><text:span text:style-name="Emphasis"><text:span text:style-name="T7">id</text:span></text:span><text:span text:style-name="T7"> parameter using the </text:span><text:span text:style-name="Emphasis"><text:span text:style-name="T7">@RequestParam(“id”)</text:span></text:span><text:span text:style-name="T7"> annotation in the controller method signature.</text:span></text:p>
      <text:p text:style-name="P4"><text:span text:style-name="T7">To send a request with the </text:span><text:span text:style-name="Emphasis"><text:span text:style-name="T7">id</text:span></text:span><text:span text:style-name="T7"> parameter, we'll use the parameter support in </text:span><text:span text:style-name="Emphasis"><text:span text:style-name="T7">curl</text:span></text:span><text:span text:style-name="T7">: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8">1</text:p>
          </table:table-cell>
          <table:table-cell table:style-name="Table25.A1" office:value-type="string">
            <text:p text:style-name="P18"><text:span text:style-name="HTML_20_Code"><text:span text:style-name="T17">curl -i -d id=100 http://localhost:8080/spring-rest/ex/bars</text:span></text:span></text:p>
          </table:table-cell>
        </table:table-row>
      </table:table>
      <text:p text:style-name="P5">In this example, the parameter was bound directly without having been declared first.</text:p>
      <text:p text:style-name="P4"><text:span text:style-name="T7">For more advanced scenarios, </text:span><text:span text:style-name="Emphasis"><text:span text:style-name="T8">@RequestMapping</text:span></text:span><text:span text:style-name="Strong"><text:span text:style-name="T7"> can optionally define the parameters</text:span></text:span><text:span text:style-name="T7"> – as yet another way of narrowing the request mapping:</text:span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26.A1" office:value-type="string">
            <text:p text:style-name="Standard"><text:span text:style-name="HTML_20_Code"><text:span text:style-name="T17">@RequestMapping(value = "/ex/bars", params = "id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BarBySimplePathWithExplicitRequestParam(</text:span></text:span></text:p>
            <text:p text:style-name="Standard"><text:span text:style-name="HTML_20_Code"><text:span text:style-name="T17">  @RequestParam("id") long</text:span></text:span> <text:span text:style-name="HTML_20_Code"><text:span text:style-name="T17">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id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Even more flexible mappings are allowed – multiple </text:span><text:span text:style-name="Emphasis"><text:span text:style-name="T7">params</text:span></text:span><text:span text:style-name="T7"> values can be set, and not all of them have to be used:</text:span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<text:soft-page-break/>8</text:p>
            <text:p text:style-name="P18">9</text:p>
          </table:table-cell>
          <table:table-cell table:style-name="Table27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bars", </text:span></text:span></text:p>
            <text:p text:style-name="Standard"><text:span text:style-name="HTML_20_Code"><text:span text:style-name="T17">  params = { "id", "second"</text:span></text:span> <text:span text:style-name="HTML_20_Code"><text:span text:style-name="T17">}, </text:span></text:span></text:p>
            <text:p text:style-name="Standard"><text:span text:style-name="HTML_20_Code"><text:span text:style-name="T17">  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BarBySimplePathWithExplicitRequestParams(</text:span></text:span></text:p>
            <text:p text:style-name="Standard"><text:span text:style-name="HTML_20_Code"><text:span text:style-name="T17">  @RequestParam("id") long</text:span></text:span> <text:span text:style-name="HTML_20_Code"><text:span text:style-name="T17">id) {</text:span></text:span></text:p>
            <text:p text:style-name="Standard"><text:soft-page-break/><text:span text:style-name="HTML_20_Code"><text:span text:style-name="T17">    return</text:span></text:span> <text:span text:style-name="HTML_20_Code"><text:span text:style-name="T17">"Narrow Get a specific Bar with id="</text:span></text:span> <text:span text:style-name="HTML_20_Code"><text:span text:style-name="T17">+ id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5">And of course, a request to a URI such as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8">1</text:p>
          </table:table-cell>
          <table:table-cell table:style-name="Table28.A1" office:value-type="string">
            <text:p text:style-name="P18"><text:span text:style-name="HTML_20_Code"><text:span text:style-name="T17">http://localhost:8080/spring-rest/ex/bars?id=100&amp;second=something</text:span></text:span></text:p>
          </table:table-cell>
        </table:table-row>
      </table:table>
      <text:p text:style-name="P4"><text:span text:style-name="T7">Will always be mapped to the best match – which is the narrower match, which defines both the </text:span><text:span text:style-name="Emphasis"><text:span text:style-name="T7">id</text:span></text:span><text:span text:style-name="T7"> and the </text:span><text:span text:style-name="Emphasis"><text:span text:style-name="T7">second</text:span></text:span><text:span text:style-name="T7"> parameter.</text:span></text:p>
      <text:h text:style-name="P1" text:outline-level="2"><text:span text:style-name="Strong"><text:span text:style-name="T5">6. </text:span></text:span><text:span text:style-name="Emphasis"><text:span text:style-name="T6">RequestMapping</text:span></text:span><text:span text:style-name="Strong"><text:span text:style-name="T5"> Corner Cases</text:span></text:span></text:h>
      <text:h text:style-name="P2" text:outline-level="3"><text:span text:style-name="Strong"><text:span text:style-name="T9">6.1. </text:span></text:span><text:span text:style-name="Emphasis"><text:span text:style-name="T10">@RequestMapping</text:span></text:span><text:span text:style-name="Strong"><text:span text:style-name="T9"> – Multiple Paths Mapped to the Same Controller Method</text:span></text:span></text:h>
      <text:p text:style-name="P4"><text:span text:style-name="T7">Although a single </text:span><text:span text:style-name="Emphasis"><text:span text:style-name="T7">@RequestMapping</text:span></text:span><text:span text:style-name="T7"> path value is usually used for a single controller method, this is just good practice, not a hard and fast rule – there are some cases where mapping multiple requests to the same method may be necessary. For that case, </text:span><text:span text:style-name="Strong"><text:span text:style-name="T7">the </text:span></text:span><text:span text:style-name="Emphasis"><text:span text:style-name="T8">value</text:span></text:span><text:span text:style-name="Strong"><text:span text:style-name="T7"> attribute of </text:span></text:span><text:span text:style-name="Emphasis"><text:span text:style-name="T8">@RequestMapping</text:span></text:span><text:span text:style-name="Strong"><text:span text:style-name="T7"> does accept multiple mappings</text:span></text:span><text:span text:style-name="T7">, not just a single one: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8">7</text:p>
          </table:table-cell>
          <table:table-cell table:style-name="Table29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{ "/ex/advanced/bars", "/ex/advanced/foos"</text:span></text:span> <text:span text:style-name="HTML_20_Code"><text:span text:style-name="T17">}, </text:span></text:span></text:p>
            <text:p text:style-name="Standard"><text:span text:style-name="HTML_20_Code"><text:span text:style-name="T17">  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OrBarsByPath() {</text:span></text:span></text:p>
            <text:p text:style-name="Standard"><text:span text:style-name="HTML_20_Code"><text:span text:style-name="T17">    return</text:span></text:span> <text:span text:style-name="HTML_20_Code"><text:span text:style-name="T17">"Advanced - Get some Foos or Bars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5">Now, both of these curl commands should hit the same method: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Standard">1</text:p>
            <text:p text:style-name="P18">2</text:p>
          </table:table-cell>
          <table:table-cell table:style-name="Table30.A1" office:value-type="string">
            <text:p text:style-name="Standard"><text:span text:style-name="HTML_20_Code"><text:span text:style-name="T17">curl -i http://localhost:8080/spring-rest/ex/advanced/foos</text:span></text:span></text:p>
            <text:p text:style-name="P18"><text:span text:style-name="HTML_20_Code"><text:span text:style-name="T17">curl -i http://localhost:8080/spring-rest/ex/advanced/bars</text:span></text:span></text:p>
          </table:table-cell>
        </table:table-row>
      </table:table>
      <text:h text:style-name="P2" text:outline-level="3"><text:soft-page-break/><text:span text:style-name="Strong"><text:span text:style-name="T9">6.2. </text:span></text:span><text:span text:style-name="Emphasis"><text:span text:style-name="T10">@RequestMapping</text:span></text:span><text:span text:style-name="Strong"><text:span text:style-name="T9"> – Multiple HTTP Request Methods to the Same Controller Method</text:span></text:span></text:h>
      <text:p text:style-name="P5">Multiple requests using different HTTP verbs can be mapped to the same controller method: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P18">8</text:p>
          </table:table-cell>
          <table:table-cell table:style-name="Table31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/multiple", </text:span></text:span></text:p>
            <text:p text:style-name="Standard"><text:span text:style-name="HTML_20_Code"><text:span text:style-name="T17">  method = { RequestMethod.PUT, RequestMethod.POST }</text:span></text:span></text:p>
            <text:p text:style-name="Standard"><text:span text:style-name="HTML_20_Code"><text:span text:style-name="T17">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putAndPostFoos() {</text:span></text:span></text:p>
            <text:p text:style-name="Standard"><text:span text:style-name="HTML_20_Code"><text:span text:style-name="T17">    return</text:span></text:span> <text:span text:style-name="HTML_20_Code"><text:span text:style-name="T17">"Advanced - PUT and POST within single method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With </text:span><text:span text:style-name="Emphasis"><text:span text:style-name="T7">curl</text:span></text:span><text:span text:style-name="T7">, both of these will now hit the same method: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Standard">1</text:p>
            <text:p text:style-name="P18">2</text:p>
          </table:table-cell>
          <table:table-cell table:style-name="Table32.A1" office:value-type="string">
            <text:p text:style-name="Standard"><text:span text:style-name="HTML_20_Code"><text:span text:style-name="T17">curl -i -X POST http://localhost:8080/spring-rest/ex/foos/multiple</text:span></text:span></text:p>
            <text:p text:style-name="P18"><text:span text:style-name="HTML_20_Code"><text:span text:style-name="T17">curl -i -X PUT http://localhost:8080/spring-rest/ex/foos/multiple</text:span></text:span></text:p>
          </table:table-cell>
        </table:table-row>
      </table:table>
      <text:h text:style-name="P2" text:outline-level="3"><text:span text:style-name="Strong"><text:span text:style-name="T9">6.3. </text:span></text:span><text:span text:style-name="Emphasis"><text:span text:style-name="T10">@RequestMapping</text:span></text:span><text:span text:style-name="Strong"><text:span text:style-name="T9"> – a Fallback for All Requests</text:span></text:span></text:h>
      <text:p text:style-name="P5">To implement a simple fallback for all requests using a particular HTTP method – for example, for a GET: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8">5</text:p>
          </table:table-cell>
          <table:table-cell table:style-name="Table33.A1" office:value-type="string">
            <text:p text:style-name="Standard"><text:span text:style-name="HTML_20_Code"><text:span text:style-name="T17">@RequestMapping(value = "*", method = RequestMethod.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allback() {</text:span></text:span></text:p>
            <text:p text:style-name="Standard"><text:span text:style-name="HTML_20_Code"><text:span text:style-name="T17">    return</text:span></text:span> <text:span text:style-name="HTML_20_Code"><text:span text:style-name="T17">"Fallback for GET Requests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5">Or even for all requests: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Standard">1</text:p>
            <text:p text:style-name="Standard">2</text:p>
            <text:p text:style-name="Standard"><text:soft-page-break/>3</text:p>
            <text:p text:style-name="Standard">4</text:p>
            <text:p text:style-name="Standard">5</text:p>
            <text:p text:style-name="Standard">6</text:p>
            <text:p text:style-name="P18">7</text:p>
          </table:table-cell>
          <table:table-cell table:style-name="Table34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*", </text:span></text:span></text:p>
            <text:p text:style-name="Standard"><text:soft-page-break/><text:span text:style-name="HTML_20_Code"><text:span text:style-name="T17">  method = { RequestMethod.GET, RequestMethod.POST ... }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allFallback() {</text:span></text:span></text:p>
            <text:p text:style-name="Standard"><text:span text:style-name="HTML_20_Code"><text:span text:style-name="T17">    return</text:span></text:span> <text:span text:style-name="HTML_20_Code"><text:span text:style-name="T17">"Fallback for All Requests";</text:span></text:span></text:p>
            <text:p text:style-name="P18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6.4. Ambiguous Mapping Error</text:span></text:span></text:h>
      <text:p text:style-name="P5">The ambiguous mapping error occurs when Spring evaluates two or more request mappings to be the same for different controller methods.  A request mapping is the same when it has the same HTTP method, URL, parameters, headers, and media type. This, for example, is an ambiguous mapping: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8">9</text:p>
          </table:table-cell>
          <table:table-cell table:style-name="Table35.A1" office:value-type="string">
            <text:p text:style-name="Standard"><text:span text:style-name="HTML_20_Code"><text:span text:style-name="T17">@GetMapping(value = "foos/duplicate"</text:span></text:span> <text:span text:style-name="HTML_20_Code"><text:span text:style-name="T17">)</text:span></text:span></text:p>
            <text:p text:style-name="Standard"><text:span text:style-name="HTML_20_Code"><text:span text:style-name="T17">public</text:span></text:span> <text:span text:style-name="HTML_20_Code"><text:span text:style-name="T17">String duplicate() {</text:span></text:span></text:p>
            <text:p text:style-name="Standard"><text:span text:style-name="HTML_20_Code"><text:span text:style-name="T17">    return</text:span></text:span> <text:span text:style-name="HTML_20_Code"><text:span text:style-name="T17">"Duplicate"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GetMapping(value = "foos/duplicate"</text:span></text:span> <text:span text:style-name="HTML_20_Code"><text:span text:style-name="T17">)</text:span></text:span></text:p>
            <text:p text:style-name="Standard"><text:span text:style-name="HTML_20_Code"><text:span text:style-name="T17">public</text:span></text:span> <text:span text:style-name="HTML_20_Code"><text:span text:style-name="T17">String duplicateEx() {</text:span></text:span></text:p>
            <text:p text:style-name="Standard"><text:span text:style-name="HTML_20_Code"><text:span text:style-name="T17">    return</text:span></text:span> <text:span text:style-name="HTML_20_Code"><text:span text:style-name="T17">"Duplicate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5">The exception thrown usually does have error messages along these lines: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36.A1" office:value-type="string">
            <text:p text:style-name="Standard"><text:span text:style-name="HTML_20_Code"><text:span text:style-name="T17">Caused by: java.lang.IllegalStateException: Ambiguous mapping.</text:span></text:span></text:p>
            <text:p text:style-name="Standard"><text:span text:style-name="HTML_20_Code"><text:span text:style-name="T17">  Cannot map 'fooMappingExamplesController'</text:span></text:span> <text:span text:style-name="HTML_20_Code"><text:span text:style-name="T17">method </text:span></text:span></text:p>
            <text:p text:style-name="Standard"><text:span text:style-name="HTML_20_Code"><text:span text:style-name="T17">  public</text:span></text:span> <text:span text:style-name="HTML_20_Code"><text:span text:style-name="T17">java.lang.String</text:span></text:span> <text:span text:style-name="HTML_20_Code"><text:span text:style-name="T17">org.baeldung.web.controller.FooMappingExamplesController.duplicateEx()</text:span></text:span></text:p>
            <text:p text:style-name="Standard"><text:span text:style-name="HTML_20_Code"><text:span text:style-name="T17">  to {[/ex/foos/duplicate],methods=[GET]}:</text:span></text:span></text:p>
            <text:p text:style-name="Standard"><text:span text:style-name="HTML_20_Code"><text:span text:style-name="T17">  There is</text:span></text:span> <text:span text:style-name="HTML_20_Code"><text:span text:style-name="T17">already 'fooMappingExamplesController'</text:span></text:span> <text:span text:style-name="HTML_20_Code"><text:span text:style-name="T17">bean method</text:span></text:span></text:p>
            <text:p text:style-name="P18"><text:span text:style-name="HTML_20_Code"><text:span text:style-name="T17">  public</text:span></text:span> <text:span text:style-name="HTML_20_Code"><text:span text:style-name="T17">java.lang.String</text:span></text:span> <text:span text:style-name="HTML_20_Code"><text:span text:style-name="T17">org.baeldung.web.controller.FooMappingExamplesController.duplicate() mapped.</text:span></text:span></text:p>
          </table:table-cell>
        </table:table-row>
      </table:table>
      <text:p text:style-name="P4"><text:soft-page-break/><text:span text:style-name="T7">A careful reading of the error message points to the fact that Spring is unable to map the method </text:span><text:span text:style-name="Emphasis"><text:span text:style-name="T7">org.baeldung.web.controller.FooMappingExamplesController.duplicateEx() </text:span></text:span><text:span text:style-name="T7">as it has a conflicting mapping with an already mapped </text:span><text:span text:style-name="Emphasis"><text:span text:style-name="T7">org.baeldung.web.controller.FooMappingExamplesController.duplicate().</text:span></text:span></text:p>
      <text:p text:style-name="P4"><text:span text:style-name="Strong"><text:span text:style-name="T7">The code snippet below will not result in ambiguous mapping error because both methods return different content types:</text:span></text:span>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8">9</text:p>
          </table:table-cell>
          <table:table-cell table:style-name="Table37.A1" office:value-type="string">
            <text:p text:style-name="Standard"><text:span text:style-name="HTML_20_Code"><text:span text:style-name="T17">@GetMapping(value = "foos/duplicate", produces = MediaType.APPLICATION_XML_VALUE)</text:span></text:span></text:p>
            <text:p text:style-name="Standard"><text:span text:style-name="HTML_20_Code"><text:span text:style-name="T17">public</text:span></text:span> <text:span text:style-name="HTML_20_Code"><text:span text:style-name="T17">String duplicateXml() {</text:span></text:span></text:p>
            <text:p text:style-name="Standard"><text:span text:style-name="HTML_20_Code"><text:span text:style-name="T17">    return</text:span></text:span> <text:span text:style-name="HTML_20_Code"><text:span text:style-name="T17">"&lt;message&gt;Duplicate&lt;/message&gt;";</text:span></text:span></text:p>
            <text:p text:style-name="Standard"><text:span text:style-name="HTML_20_Code"><text:span text:style-name="T17">}</text:span></text:span></text:p>
            <text:p text:style-name="Standard"><text:span text:style-name="HTML_20_Code"><text:span text:style-name="T17">    </text:span></text:span> </text:p>
            <text:p text:style-name="Standard"><text:span text:style-name="HTML_20_Code"><text:span text:style-name="T17">@GetMapping(value = "foos/duplicate", produces = MediaType.APPLICATION_JSON_VALUE)</text:span></text:span></text:p>
            <text:p text:style-name="Standard"><text:span text:style-name="HTML_20_Code"><text:span text:style-name="T17">public</text:span></text:span> <text:span text:style-name="HTML_20_Code"><text:span text:style-name="T17">String duplicateJson() {</text:span></text:span></text:p>
            <text:p text:style-name="Standard"><text:span text:style-name="HTML_20_Code"><text:span text:style-name="T17">    return</text:span></text:span> <text:span text:style-name="HTML_20_Code"><text:span text:style-name="T17">"{\"message\":\"Duplicate\"}"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This differentiation allows our controller to return the correct data representation based on the </text:span><text:span text:style-name="Emphasis"><text:span text:style-name="T7">Accepts</text:span></text:span><text:span text:style-name="T7"> header supplied in the request.</text:span></text:p>
      <text:p text:style-name="P5">Another way to resolve this is to update the URL assigned to either of the two methods involved.</text:p>
      <text:h text:style-name="P1" text:outline-level="2"><text:span text:style-name="Strong"><text:span text:style-name="T5">7. New Request Mapping Shortcuts</text:span></text:span></text:h>
      <text:p text:style-name="P4"><text:span text:style-name="T7">Spring Framework 4.3 introduced </text:span><text:a xlink:type="simple" xlink:href="https://www.baeldung.com/spring-new-requestmapping-shortcuts" text:style-name="Internet_20_link" text:visited-style-name="Visited_20_Internet_20_Link"><text:span text:style-name="T18">a few new</text:span></text:a><text:span text:style-name="T7"> HTTP mapping annotations, all based on </text:span><text:span text:style-name="Emphasis"><text:span text:style-name="T7">@RequestMapping</text:span></text:span><text:span text:style-name="T7">:</text:span></text:p>
      <text:list xml:id="list1323853509" text:style-name="WWNum1">
        <text:list-item>
          <text:p text:style-name="P31"><text:span text:style-name="Emphasis"><text:span text:style-name="T7">@GetMapping</text:span></text:span></text:p>
        </text:list-item>
        <text:list-item>
          <text:p text:style-name="P35"><text:span text:style-name="Emphasis"><text:span text:style-name="T7">@PostMapping</text:span></text:span></text:p>
        </text:list-item>
        <text:list-item>
          <text:p text:style-name="P35"><text:span text:style-name="Emphasis"><text:span text:style-name="T7">@PutMapping</text:span></text:span></text:p>
        </text:list-item>
        <text:list-item>
          <text:p text:style-name="P35"><text:span text:style-name="Emphasis"><text:span text:style-name="T7">@DeleteMapping</text:span></text:span></text:p>
        </text:list-item>
        <text:list-item>
          <text:p text:style-name="P39"><text:span text:style-name="Emphasis"><text:span text:style-name="T7">@PatchMapping</text:span></text:span></text:p>
        </text:list-item>
      </text:list>
      <text:p text:style-name="P5"><text:soft-page-break/>These new annotations can improve the readability and reduce the verbosity of the code. Let us look at these new annotations in action by creating a RESTful API that supports CRUD operations: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Standard">14</text:p>
            <text:p text:style-name="Standard">15</text:p>
            <text:p text:style-name="Standard">16</text:p>
            <text:p text:style-name="Standard">17</text:p>
            <text:p text:style-name="Standard">18</text:p>
            <text:p text:style-name="Standard">19</text:p>
            <text:p text:style-name="Standard">20</text:p>
            <text:p text:style-name="P18">21</text:p>
          </table:table-cell>
          <table:table-cell table:style-name="Table38.A1" office:value-type="string">
            <text:p text:style-name="Standard"><text:span text:style-name="HTML_20_Code"><text:span text:style-name="T17">@GetMapping("/{id}")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getBazz(@PathVariable</text:span></text:span> <text:span text:style-name="HTML_20_Code"><text:span text:style-name="T17">String id)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id, "Bazz"+id), HttpStatus.OK)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PostMapping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newBazz(@RequestParam("name") String name)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"5", name), HttpStatus.OK)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PutMapping("/{id}")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updateBazz(</text:span></text:span></text:p>
            <text:p text:style-name="Standard"><text:span text:style-name="HTML_20_Code"><text:span text:style-name="T17">  @PathVariable</text:span></text:span> <text:span text:style-name="HTML_20_Code"><text:span text:style-name="T17">String id,</text:span></text:span></text:p>
            <text:p text:style-name="Standard"><text:span text:style-name="HTML_20_Code"><text:span text:style-name="T17">  @RequestParam("name") String name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id, name), HttpStatus.OK)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DeleteMapping("/{id}")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deleteBazz(@PathVariable</text:span></text:span> <text:span text:style-name="HTML_20_Code"><text:span text:style-name="T17">String id)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id), HttpStatus.OK)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A deep dive into these can be found </text:span><text:a xlink:type="simple" xlink:href="https://www.baeldung.com/spring-new-requestmapping-shortcuts" text:style-name="Internet_20_link" text:visited-style-name="Visited_20_Internet_20_Link"><text:span text:style-name="T18">here</text:span></text:a><text:span text:style-name="T7">.</text:span></text:p>
      <text:h text:style-name="P1" text:outline-level="2"><text:span text:style-name="Strong"><text:span text:style-name="T5">8. Spring Configuration</text:span></text:span></text:h>
      <text:p text:style-name="P4"><text:span text:style-name="T7">The Spring MVC Configuration is simple enough – considering that our </text:span><text:span text:style-name="Emphasis"><text:span text:style-name="T7">FooController</text:span></text:span><text:span text:style-name="T7"> is defined in the following package:</text:span></text:p>
      <table:table table:name="Table39" table:style-name="Table39">
        <table:table-column table:style-name="Table39.A"/>
        <table:table-column table:style-name="Table39.B"/>
        <text:soft-page-break/>
        <table:table-row table:style-name="Table39.1">
          <table:table-cell table:style-name="Table39.A1" office:value-type="string">
            <text:p text:style-name="Standard">1</text:p>
            <text:p text:style-name="Standard">2</text:p>
            <text:p text:style-name="Standard">3</text:p>
            <text:p text:style-name="P18">4</text:p>
          </table:table-cell>
          <table:table-cell table:style-name="Table39.A1" office:value-type="string">
            <text:p text:style-name="Standard"><text:span text:style-name="HTML_20_Code"><text:span text:style-name="T17">package</text:span></text:span> <text:span text:style-name="HTML_20_Code"><text:span text:style-name="T17">org.baeldung.spring.web.controller;</text:span></text:span></text:p>
            <text:p text:style-name="Standard"> </text:p>
            <text:p text:style-name="Standard"><text:span text:style-name="HTML_20_Code"><text:span text:style-name="T17">@Controller</text:span></text:span></text:p>
            <text:p text:style-name="P18"><text:span text:style-name="HTML_20_Code"><text:span text:style-name="T17">public</text:span></text:span> <text:span text:style-name="HTML_20_Code"><text:span text:style-name="T17">class</text:span></text:span> <text:span text:style-name="HTML_20_Code"><text:span text:style-name="T17">FooController { ... }</text:span></text:span></text:p>
          </table:table-cell>
        </table:table-row>
      </table:table>
      <text:p text:style-name="P4"><text:span text:style-name="T7">We simply need a </text:span><text:span text:style-name="Emphasis"><text:span text:style-name="T7">@Configuration</text:span></text:span><text:span text:style-name="T7"> class to enable the full MVC support and configure classpath scanning for the controller:</text:span>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40.A1" office:value-type="string">
            <text:p text:style-name="Standard"><text:span text:style-name="HTML_20_Code"><text:span text:style-name="T17">@Configuration</text:span></text:span></text:p>
            <text:p text:style-name="Standard"><text:span text:style-name="HTML_20_Code"><text:span text:style-name="T17">@EnableWebMvc</text:span></text:span></text:p>
            <text:p text:style-name="Standard"><text:span text:style-name="HTML_20_Code"><text:span text:style-name="T17">@ComponentScan({ "org.baeldung.spring.web.controller"</text:span></text:span> <text:span text:style-name="HTML_20_Code"><text:span text:style-name="T17">})</text:span></text:span></text:p>
            <text:p text:style-name="Standard"><text:span text:style-name="HTML_20_Code"><text:span text:style-name="T17">public</text:span></text:span> <text:span text:style-name="HTML_20_Code"><text:span text:style-name="T17">class</text:span></text:span> <text:span text:style-name="HTML_20_Code"><text:span text:style-name="T17">MvcConfig {</text:span></text:span></text:p>
            <text:p text:style-name="Standard"><text:span text:style-name="HTML_20_Code"><text:span text:style-name="T17">    //</text:span></text:span></text:p>
            <text:p text:style-name="P18"><text:span text:style-name="HTML_20_Code"><text:span text:style-name="T17">}</text:span></text:span></text:p>
          </table:table-cell>
        </table:table-row>
      </table:table>
      <text:h text:style-name="P3" text:outline-level="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h text:style-name="P1" text:outline-level="2"><text:span text:style-name="Strong"><text:span text:style-name="T5">1. Overview</text:span></text:span></text:h>
      <text:p text:style-name="P4"><text:span text:style-name="T7">Spring 4.3. </text:span><text:a xlink:type="simple" xlink:href="https://jira.spring.io/browse/SPR-13442" text:style-name="Internet_20_link" text:visited-style-name="Visited_20_Internet_20_Link"><text:span text:style-name="T18">introduced</text:span></text:a><text:span text:style-name="T7"> some very cool method-level composed annotations to smooth out the handling </text:span><text:span text:style-name="Emphasis"><text:span text:style-name="T7">@RequestMapping</text:span></text:span><text:span text:style-name="T7"> in typical Spring MVC projects.</text:span></text:p>
      <text:p text:style-name="P5">In this article, we will learn how to use them in an efficient way.</text:p>
      <text:h text:style-name="P1" text:outline-level="2"><text:span text:style-name="Strong"><text:span text:style-name="T5">2. New Annotations</text:span></text:span></text:h>
      <text:p text:style-name="P4"><text:span text:style-name="T7">Typically, if we want to implement the URL handler using traditional </text:span><text:span text:style-name="Emphasis"><text:span text:style-name="T7">@RequestMapping</text:span></text:span><text:span text:style-name="T7"> annotation, it would have been something like this:</text:span>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8">1</text:p>
          </table:table-cell>
          <table:table-cell table:style-name="Table41.A1" office:value-type="string">
            <text:p text:style-name="P18"><text:span text:style-name="HTML_20_Code"><text:span text:style-name="T17">@RequestMapping(value = "/get/{id}", method = RequestMethod.GET)</text:span></text:span></text:p>
          </table:table-cell>
        </table:table-row>
      </table:table>
      <text:p text:style-name="P6">The new approach makes it possible to shorten this simply to: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8">1</text:p>
          </table:table-cell>
          <table:table-cell table:style-name="Table42.A1" office:value-type="string">
            <text:p text:style-name="P18"><text:span text:style-name="HTML_20_Code"><text:span text:style-name="T17">@GetMapping("/get/{id}")</text:span></text:span></text:p>
          </table:table-cell>
        </table:table-row>
      </table:table>
      <text:p text:style-name="P4"><text:span text:style-name="T7">Spring currently supports five types of inbuilt annotations for handling different types of incoming HTTP request methods which are </text:span><text:span text:style-name="Emphasis"><text:span text:style-name="T7">GET, POST, PUT, DELETE</text:span></text:span><text:span text:style-name="T7"> and </text:span><text:span text:style-name="Emphasis"><text:span text:style-name="T7">PATCH</text:span></text:span><text:span text:style-name="T7">. These annotations are:</text:span></text:p>
      <text:list xml:id="list2701335391" text:style-name="WWNum3">
        <text:list-item>
          <text:p text:style-name="P32"><text:span text:style-name="Emphasis"><text:span text:style-name="T7">@GetMapping</text:span></text:span></text:p>
        </text:list-item>
        <text:list-item>
          <text:p text:style-name="P36"><text:span text:style-name="Emphasis"><text:span text:style-name="T7">@PostMapping</text:span></text:span></text:p>
        </text:list-item>
        <text:list-item>
          <text:p text:style-name="P36"><text:span text:style-name="Emphasis"><text:span text:style-name="T7">@PutMapping</text:span></text:span></text:p>
        </text:list-item>
        <text:list-item>
          <text:p text:style-name="P36"><text:span text:style-name="Emphasis"><text:span text:style-name="T7">@DeleteMapping</text:span></text:span></text:p>
        </text:list-item>
        <text:list-item>
          <text:p text:style-name="P40"><text:span text:style-name="Emphasis"><text:span text:style-name="T7">@PatchMapping</text:span></text:span></text:p>
        </text:list-item>
      </text:list>
      <text:p text:style-name="P4"><text:soft-page-break/><text:span text:style-name="T7">From the naming convention we can see that each annotation is meant to handle respective incoming request method type, i.e. </text:span><text:span text:style-name="Emphasis"><text:span text:style-name="T7">@GetMapping </text:span></text:span><text:span text:style-name="T7">is used to handle </text:span><text:span text:style-name="Emphasis"><text:span text:style-name="T7">GET</text:span></text:span><text:span text:style-name="T7"> type of request method, </text:span><text:span text:style-name="Emphasis"><text:span text:style-name="T7">@PostMapping</text:span></text:span><text:span text:style-name="T7"> is used to handle </text:span><text:span text:style-name="Emphasis"><text:span text:style-name="T7">POST</text:span></text:span><text:span text:style-name="T7"> type of request method, etc.</text:span></text:p>
      <text:h text:style-name="P1" text:outline-level="2"><text:span text:style-name="Strong"><text:span text:style-name="T5">3. How It Works</text:span></text:span></text:h>
      <text:p text:style-name="P4"><text:span text:style-name="T7">All of the above annotations are already internally annotated with </text:span><text:span text:style-name="Emphasis"><text:span text:style-name="T7">@RequestMapping</text:span></text:span><text:span text:style-name="T7"> and the respective value in the </text:span><text:span text:style-name="Emphasis"><text:span text:style-name="T7">method</text:span></text:span><text:span text:style-name="T7"> element.</text:span></text:p>
      <text:p text:style-name="P4"><text:span text:style-name="T7">For example, if we'll look at the source code of </text:span><text:span text:style-name="Emphasis"><text:span text:style-name="T7">@GetMapping</text:span></text:span><text:span text:style-name="T7"> annotation, we can see that it's already annotated with </text:span><text:span text:style-name="Emphasis"><text:span text:style-name="T7">RequestMethod.GET </text:span></text:span><text:span text:style-name="T7">in the following way:</text:span>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8">7</text:p>
          </table:table-cell>
          <table:table-cell table:style-name="Table43.A1" office:value-type="string">
            <text:p text:style-name="Standard"><text:span text:style-name="HTML_20_Code"><text:span text:style-name="T17">@Target({ java.lang.annotation.ElementType.METHOD })</text:span></text:span></text:p>
            <text:p text:style-name="Standard"><text:span text:style-name="HTML_20_Code"><text:span text:style-name="T17">@Retention(RetentionPolicy.RUNTIME)</text:span></text:span></text:p>
            <text:p text:style-name="Standard"><text:span text:style-name="HTML_20_Code"><text:span text:style-name="T17">@Documented</text:span></text:span></text:p>
            <text:p text:style-name="Standard"><text:span text:style-name="HTML_20_Code"><text:span text:style-name="T17">@RequestMapping(method = { RequestMethod.GET })</text:span></text:span></text:p>
            <text:p text:style-name="Standard"><text:span text:style-name="HTML_20_Code"><text:span text:style-name="T17">public</text:span></text:span> <text:span text:style-name="HTML_20_Code"><text:span text:style-name="T17">@interface</text:span></text:span> <text:span text:style-name="HTML_20_Code"><text:span text:style-name="T17">GetMapping {</text:span></text:span></text:p>
            <text:p text:style-name="Standard"><text:span text:style-name="HTML_20_Code"><text:span text:style-name="T17">    // abstract codes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All the other annotations are created in the same way, i.e. </text:span><text:span text:style-name="Emphasis"><text:span text:style-name="T7">@PostMapping</text:span></text:span><text:span text:style-name="T7"> is annotated with </text:span><text:span text:style-name="Emphasis"><text:span text:style-name="T7">RequestMethod.POST</text:span></text:span><text:span text:style-name="T7">, </text:span><text:span text:style-name="Emphasis"><text:span text:style-name="T7">@PutMapping</text:span></text:span><text:span text:style-name="T7"> is annotated with </text:span><text:span text:style-name="Emphasis"><text:span text:style-name="T7">RequestMethod.PUT,</text:span></text:span><text:span text:style-name="T7"> etc.</text:span></text:p>
      <text:p text:style-name="P4"><text:span text:style-name="T7">The full source code of the annotations is available </text:span><text:a xlink:type="simple" xlink:href="https://github.com/spring-projects/spring-framework/tree/master/spring-web/src/main/java/org/springframework/web/bind/annotation" text:style-name="Internet_20_link" text:visited-style-name="Visited_20_Internet_20_Link"><text:span text:style-name="T18">here</text:span></text:a><text:span text:style-name="T7">.</text:span></text:p>
      <text:h text:style-name="P1" text:outline-level="2"><text:span text:style-name="Strong"><text:span text:style-name="T5">4. Implementation</text:span></text:span></text:h>
      <text:p text:style-name="P5">Let's try to use these annotations to build a quick REST application.</text:p>
      <text:p text:style-name="P4"><text:span text:style-name="T7">Please note that since we would use Maven to build the project and Spring MVC to create our application, we need to add necessary dependencies in the </text:span><text:span text:style-name="Emphasis"><text:span text:style-name="T7">pom.xml:</text:span></text:span></text:p>
      <table:table table:name="Table44" table:style-name="Table44">
        <table:table-column table:style-name="Table44.A"/>
        <table:table-column table:style-name="Table44.B"/>
        <text:soft-page-break/>
        <table:table-row table:style-name="Table44.1">
          <table:table-cell table:style-name="Table44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8">5</text:p>
          </table:table-cell>
          <table:table-cell table:style-name="Table44.A1" office:value-type="string">
            <text:p text:style-name="Standard"><text:span text:style-name="HTML_20_Code"><text:span text:style-name="T17">&lt;dependency&gt;</text:span></text:span></text:p>
            <text:p text:style-name="Standard"><text:span text:style-name="HTML_20_Code"><text:span text:style-name="T17">    &lt;groupId&gt;org.springframework&lt;/groupId&gt;</text:span></text:span></text:p>
            <text:p text:style-name="Standard"><text:span text:style-name="HTML_20_Code"><text:span text:style-name="T17">    &lt;artifactId&gt;spring-webmvc&lt;/artifactId&gt;</text:span></text:span></text:p>
            <text:p text:style-name="Standard"><text:span text:style-name="HTML_20_Code"><text:span text:style-name="T17">    &lt;version&gt;5.2.2.RELEASE&lt;/version&gt;</text:span></text:span></text:p>
            <text:p text:style-name="P18"><text:span text:style-name="HTML_20_Code"><text:span text:style-name="T17">&lt;/dependency&gt;</text:span></text:span></text:p>
          </table:table-cell>
        </table:table-row>
      </table:table>
      <text:p text:style-name="P4"><text:span text:style-name="T7">The latest version of </text:span><text:span text:style-name="Emphasis"><text:span text:style-name="T7">spring-webmvc</text:span></text:span><text:span text:style-name="T7"> is available in the </text:span><text:a xlink:type="simple" xlink:href="../a%3A%22spring-webmvc%22" text:style-name="Internet_20_link" text:visited-style-name="Visited_20_Internet_20_Link"><text:span text:style-name="T18">Central Maven Repository</text:span></text:a><text:span text:style-name="T7">.</text:span></text:p>
      <text:p text:style-name="P5">Now, we need to create the controller to map incoming request URL. Inside this controller, we would use all of these annotations one by one.</text:p>
      <text:h text:style-name="P2" text:outline-level="3"><text:span text:style-name="Strong"><text:span text:style-name="T9">4.1. </text:span></text:span><text:span text:style-name="Emphasis"><text:span text:style-name="T10">@GetMapping</text:span></text:span>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Standard">1</text:p>
            <text:p text:style-name="Standard">2</text:p>
            <text:p text:style-name="Standard">3</text:p>
            <text:p text:style-name="P18">4</text:p>
          </table:table-cell>
          <table:table-cell table:style-name="Table45.A1" office:value-type="string">
            <text:p text:style-name="Standard"><text:span text:style-name="HTML_20_Code"><text:span text:style-name="T17">@GetMapping("/get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get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GET Response", HttpStatus.OK);</text:span></text:span></text:p>
            <text:p text:style-name="P18"><text:span text:style-name="HTML_20_Code"><text:span text:style-name="T17">}</text:span></text:span></text:p>
          </table:table-cell>
        </table:table-row>
        <table:table-row table:style-name="Table45.1">
          <table:table-cell table:style-name="Table4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8">6</text:p>
          </table:table-cell>
          <table:table-cell table:style-name="Table45.A1" office:value-type="string">
            <text:p text:style-name="Standard"><text:span text:style-name="HTML_20_Code"><text:span text:style-name="T17">@GetMapping("/get/{id}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</text:span></text:span></text:p>
            <text:p text:style-name="Standard"><text:span text:style-name="HTML_20_Code"><text:span text:style-name="T17">  getById(@PathVariable</text:span></text:span> <text:span text:style-name="HTML_20_Code"><text:span text:style-name="T17">String id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GET Response : "</text:span></text:span></text:p>
            <text:p text:style-name="Standard"><text:span text:style-name="HTML_20_Code"><text:span text:style-name="T17">      + id, HttpStatus.OK);</text:span></text:span></text:p>
            <text:p text:style-name="P18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4.2. </text:span></text:span><text:span text:style-name="Emphasis"><text:span text:style-name="T10">@PostMapping</text:span></text:span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Standard">1</text:p>
            <text:p text:style-name="Standard">2</text:p>
            <text:p text:style-name="Standard">3</text:p>
            <text:p text:style-name="P18">4</text:p>
          </table:table-cell>
          <table:table-cell table:style-name="Table46.A1" office:value-type="string">
            <text:p text:style-name="Standard"><text:span text:style-name="HTML_20_Code"><text:span text:style-name="T17">@PostMapping("/post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post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POST Response", HttpStatus.OK);</text:span></text:span></text:p>
            <text:p text:style-name="P18"><text:span text:style-name="HTML_20_Code"><text:span text:style-name="T17">}</text:span></text:span></text:p>
          </table:table-cell>
        </table:table-row>
      </table:table>
      <text:h text:style-name="P2" text:outline-level="3"><text:soft-page-break/><text:span text:style-name="Strong"><text:span text:style-name="T9">4.3. </text:span></text:span><text:span text:style-name="Emphasis"><text:span text:style-name="T10">@PutMapping</text:span></text:span></text:h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>1</text:p>
            <text:p text:style-name="Standard">2</text:p>
            <text:p text:style-name="Standard">3</text:p>
            <text:p text:style-name="P18">4</text:p>
          </table:table-cell>
          <table:table-cell table:style-name="Table47.A1" office:value-type="string">
            <text:p text:style-name="Standard"><text:span text:style-name="HTML_20_Code"><text:span text:style-name="T17">@PutMapping("/put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put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PUT Response", HttpStatus.OK);</text:span></text:span></text:p>
            <text:p text:style-name="P18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4.4. </text:span></text:span><text:span text:style-name="Emphasis"><text:span text:style-name="T10">@DeleteMapping</text:span></text:span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Standard">1</text:p>
            <text:p text:style-name="Standard">2</text:p>
            <text:p text:style-name="Standard">3</text:p>
            <text:p text:style-name="P18">4</text:p>
          </table:table-cell>
          <table:table-cell table:style-name="Table48.A1" office:value-type="string">
            <text:p text:style-name="Standard"><text:span text:style-name="HTML_20_Code"><text:span text:style-name="T17">@DeleteMapping("/delete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delete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DELETE Response", HttpStatus.OK);</text:span></text:span></text:p>
            <text:p text:style-name="P18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4.5. </text:span></text:span><text:span text:style-name="Emphasis"><text:span text:style-name="T10">@PatchMapping</text:span></text:span>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Standard">1</text:p>
            <text:p text:style-name="Standard">2</text:p>
            <text:p text:style-name="Standard">3</text:p>
            <text:p text:style-name="P18">4</text:p>
          </table:table-cell>
          <table:table-cell table:style-name="Table49.A1" office:value-type="string">
            <text:p text:style-name="Standard"><text:span text:style-name="HTML_20_Code"><text:span text:style-name="T17">@PatchMapping("/patch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patch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PATCH Response", HttpStatus.OK);</text:span></text:span>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Strong"><text:span text:style-name="T7">Points to note:</text:span></text:span></text:p>
      <text:list xml:id="list557263642" text:style-name="WWNum4">
        <text:list-item>
          <text:p text:style-name="P33"><text:span text:style-name="T7">We have used the necessary annotations to handle proper incoming HTTP methods with URI</text:span><text:span text:style-name="Emphasis"><text:span text:style-name="T7">. </text:span></text:span><text:span text:style-name="T7">For example, </text:span><text:span text:style-name="Emphasis"><text:span text:style-name="T7">@GetMapping</text:span></text:span><text:span text:style-name="T7"> to handle “/get” URI, </text:span><text:span text:style-name="Emphasis"><text:span text:style-name="T7">@PostMapping</text:span></text:span><text:span text:style-name="T7"> to handle “/post” URI and so on</text:span></text:p>
        </text:list-item>
        <text:list-item>
          <text:p text:style-name="P37"><text:span text:style-name="T7">Since we are making an REST-based application, we are returning a constant string (unique to each request type) with 200 response code to simplify the application. We have used Spring's </text:span><text:span text:style-name="Emphasis"><text:span text:style-name="T7">@ResponseBody</text:span></text:span><text:span text:style-name="T7"> annotation in this case.</text:span></text:p>
        </text:list-item>
        <text:list-item>
          <text:p text:style-name="P41"><text:span text:style-name="T7">If we had to handle any URL path variable, we can simply do it in much less way we used to do in case of using </text:span><text:span text:style-name="Emphasis"><text:span text:style-name="T7">@RequestMapping.</text:span></text:span></text:p>
        </text:list-item>
      </text:list>
      <text:h text:style-name="P1" text:outline-level="2"><text:soft-page-break/><text:span text:style-name="Strong"><text:span text:style-name="T5">5. Testing the Application</text:span></text:span></text:h>
      <text:p text:style-name="P4"><text:span text:style-name="T7">To test the application we need to create a couple of test cases using JUnit. We would use </text:span><text:span text:style-name="Emphasis"><text:span text:style-name="T7">SpringJUnit4ClassRunner</text:span></text:span><text:span text:style-name="T7"> to initiate the test class. We would create five different test cases to test each annotation and every handler we declared in the controller.</text:span></text:p>
      <text:p text:style-name="P4"><text:span text:style-name="T7">Let's simple the example test case of </text:span><text:span text:style-name="Emphasis"><text:span text:style-name="T7">@GetMapping:</text:span></text:span>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P18">14</text:p>
          </table:table-cell>
          <table:table-cell table:style-name="Table50.A1" office:value-type="string">
            <text:p text:style-name="Standard"><text:span text:style-name="HTML_20_Code"><text:span text:style-name="T17">@Test</text:span></text:span></text:p>
            <text:p text:style-name="Standard"><text:span text:style-name="HTML_20_Code"><text:span text:style-name="T17">public</text:span></text:span> <text:span text:style-name="HTML_20_Code"><text:span text:style-name="T17">void</text:span></text:span> <text:span text:style-name="HTML_20_Code"><text:span text:style-name="T17">giventUrl_whenGetRequest_thenFindGetResponse() </text:span></text:span></text:p>
            <text:p text:style-name="Standard"><text:span text:style-name="HTML_20_Code"><text:span text:style-name="T17">  throws</text:span></text:span> <text:span text:style-name="HTML_20_Code"><text:span text:style-name="T17">Exception {</text:span></text:span></text:p>
            <text:p text:style-name="Standard"> </text:p>
            <text:p text:style-name="Standard"><text:span text:style-name="HTML_20_Code"><text:span text:style-name="T17">    MockHttpServletRequestBuilder builder = MockMvcRequestBuilders</text:span></text:span></text:p>
            <text:p text:style-name="Standard"><text:span text:style-name="HTML_20_Code"><text:span text:style-name="T17">      .get("/get");</text:span></text:span></text:p>
            <text:p text:style-name="Standard"> </text:p>
            <text:p text:style-name="Standard"><text:span text:style-name="HTML_20_Code"><text:span text:style-name="T17">    ResultMatcher contentMatcher = MockMvcResultMatchers.content()</text:span></text:span></text:p>
            <text:p text:style-name="Standard"><text:span text:style-name="HTML_20_Code"><text:span text:style-name="T17">      .string("GET Response");</text:span></text:span></text:p>
            <text:p text:style-name="Standard"> </text:p>
            <text:p text:style-name="Standard"><text:span text:style-name="HTML_20_Code"><text:span text:style-name="T17">    this.mockMvc.perform(builder).andExpect(contentMatcher)</text:span></text:span></text:p>
            <text:p text:style-name="Standard"><text:span text:style-name="HTML_20_Code"><text:span text:style-name="T17">      .andExpect(MockMvcResultMatchers.status().isOk());</text:span></text:span></text:p>
            <text:p text:style-name="Standard"> 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T7">As we can see, we are expecting a constant string “</text:span><text:span text:style-name="Emphasis"><text:span text:style-name="T7">GET Response</text:span></text:span><text:span text:style-name="T7">“, once we hit the </text:span><text:span text:style-name="Emphasis"><text:span text:style-name="T7">GET</text:span></text:span><text:span text:style-name="T7"> URL “/get”.</text:span></text:p>
      <text:p text:style-name="P4"><text:span text:style-name="T7">Now, let's create the test case to test </text:span><text:span text:style-name="Emphasis"><text:span text:style-name="T7">@PostMapping</text:span></text:span><text:span text:style-name="T7">:</text:span>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<text:soft-page-break/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P18">14</text:p>
          </table:table-cell>
          <table:table-cell table:style-name="Table51.A1" office:value-type="string">
            <text:p text:style-name="Standard"><text:span text:style-name="HTML_20_Code"><text:span text:style-name="T17">@Test</text:span></text:span></text:p>
            <text:p text:style-name="Standard"><text:span text:style-name="HTML_20_Code"><text:span text:style-name="T17">public</text:span></text:span> <text:span text:style-name="HTML_20_Code"><text:span text:style-name="T17">void</text:span></text:span> <text:span text:style-name="HTML_20_Code"><text:span text:style-name="T17">givenUrl_whenPostRequest_thenFindPostResponse() </text:span></text:span></text:p>
            <text:p text:style-name="Standard"><text:span text:style-name="HTML_20_Code"><text:span text:style-name="T17">  throws</text:span></text:span> <text:span text:style-name="HTML_20_Code"><text:span text:style-name="T17">Exception {</text:span></text:span></text:p>
            <text:p text:style-name="Standard"><text:span text:style-name="HTML_20_Code"><text:span text:style-name="T17">    </text:span></text:span> </text:p>
            <text:p text:style-name="Standard"><text:span text:style-name="HTML_20_Code"><text:span text:style-name="T17">    MockHttpServletRequestBuilder builder = MockMvcRequestBuilders</text:span></text:span></text:p>
            <text:p text:style-name="Standard"><text:span text:style-name="HTML_20_Code"><text:span text:style-name="T17">      .post("/post");</text:span></text:span></text:p>
            <text:p text:style-name="Standard"><text:soft-page-break/><text:span text:style-name="HTML_20_Code"><text:span text:style-name="T17">    </text:span></text:span> </text:p>
            <text:p text:style-name="Standard"><text:span text:style-name="HTML_20_Code"><text:span text:style-name="T17">    ResultMatcher contentMatcher = MockMvcResultMatchers.content()</text:span></text:span></text:p>
            <text:p text:style-name="Standard"><text:span text:style-name="HTML_20_Code"><text:span text:style-name="T17">      .string("POST Response");</text:span></text:span></text:p>
            <text:p text:style-name="Standard"><text:span text:style-name="HTML_20_Code"><text:span text:style-name="T17">    </text:span></text:span> </text:p>
            <text:p text:style-name="Standard"><text:span text:style-name="HTML_20_Code"><text:span text:style-name="T17">    this.mockMvc.perform(builder).andExpect(contentMatcher)</text:span></text:span></text:p>
            <text:p text:style-name="Standard"><text:span text:style-name="HTML_20_Code"><text:span text:style-name="T17">      .andExpect(MockMvcResultMatchers.status().isOk());</text:span></text:span></text:p>
            <text:p text:style-name="Standard"><text:span text:style-name="HTML_20_Code"><text:span text:style-name="T17">    </text:span></text:span> </text:p>
            <text:p text:style-name="P18"><text:span text:style-name="HTML_20_Code"><text:span text:style-name="T17">}</text:span></text:span></text:p>
          </table:table-cell>
        </table:table-row>
      </table:table>
      <text:p text:style-name="P4"><text:span text:style-name="Strong"><text:span text:style-name="T7">In the same way, we created the rest of the test cases to test all of the HTTP methods.</text:span></text:span></text:p>
      <text:p text:style-name="P5">Alternatively, we can always use any common REST client, for example, PostMan, RESTClient etc, to test our application. In that case, we need to be a little careful to choose correct HTTP method type while using the rest client. Otherwise, it would throw 405 error status.</text:p>
      <text:h text:style-name="P1" text:outline-level="2"><text:span text:style-name="Strong"><text:span text:style-name="T5">6. Conclusion</text:span></text:span></text:h>
      <text:p text:style-name="P4"><text:span text:style-name="T7">In this article, we had a quick introduction to the different types of </text:span><text:span text:style-name="Emphasis"><text:span text:style-name="T7">@RequestMapping</text:span></text:span><text:span text:style-name="T7"> shortcuts for quick web development using traditional Spring MVC framework. </text:span><text:span text:style-name="Strong"><text:span text:style-name="T7">We can utilize these quick shortcuts to create a clean code base.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Difference</text:p>
      <text:p text:style-name="P27">7</text:p>
      <text:p text:style-name="P21"><text:span text:style-name="T21">1) </text:span><text:span text:style-name="T23">@RequestParam</text:span><text:span text:style-name="T21"> is used to extract </text:span><text:span text:style-name="T22">query parameters</text:span></text:p>
      <text:p text:style-name="P23">http://localhost:3000/api/group/test?id=4</text:p>
      <text:p text:style-name="P23"/>
      <text:p text:style-name="P23">@GetMapping("/group/test")</text:p>
      <text:p text:style-name="P22"><text:span text:style-name="T20">public </text:span><text:span text:style-name="T24">ResponseEntity</text:span><text:span text:style-name="T20">&lt;?&gt; test(@RequestParam </text:span><text:span text:style-name="T24">Long</text:span><text:span text:style-name="T20"> id) {</text:span></text:p>
      <text:p text:style-name="P22"><text:span text:style-name="T20"><text:s text:c="4"/></text:span><text:span text:style-name="T24">System</text:span><text:span text:style-name="T20">.out.println("This is test");</text:span></text:p>
      <text:p text:style-name="P22"><text:span text:style-name="T20"><text:s text:c="4"/>return </text:span><text:span text:style-name="T24">ResponseEntity</text:span><text:span text:style-name="T20">.ok().body(id);</text:span></text:p>
      <text:p text:style-name="P23">}</text:p>
      <text:p text:style-name="P21"><text:span text:style-name="T21">while </text:span><text:span text:style-name="T23">@PathVariable</text:span><text:span text:style-name="T21"> is used to extract data right from the URI:</text:span></text:p>
      <text:p text:style-name="P23">http://localhost:3000/api/group/test/4</text:p>
      <text:p text:style-name="P23"/>
      <text:p text:style-name="P23">@GetMapping("/group/test/{id}")</text:p>
      <text:p text:style-name="P22"><text:span text:style-name="T20">public </text:span><text:span text:style-name="T24">ResponseEntity</text:span><text:span text:style-name="T20">&lt;?&gt; test(@PathVariable </text:span><text:span text:style-name="T24">Long</text:span><text:span text:style-name="T20"> id) {</text:span></text:p>
      <text:p text:style-name="P22"><text:span text:style-name="T20"><text:s text:c="4"/></text:span><text:span text:style-name="T24">System</text:span><text:span text:style-name="T20">.out.println("This is test");</text:span></text:p>
      <text:p text:style-name="P22"><text:span text:style-name="T20"><text:s text:c="4"/>return </text:span><text:span text:style-name="T24">ResponseEntity</text:span><text:span text:style-name="T20">.ok().body(id);</text:span></text:p>
      <text:p text:style-name="P23">}</text:p>
      <text:p text:style-name="P21"><text:span text:style-name="T21">2) </text:span><text:span text:style-name="T23">@RequestParam</text:span><text:span text:style-name="T21"> is more useful on a traditional web application where data is mostly passed in the query parameters while </text:span><text:span text:style-name="T23">@PathVariable</text:span><text:span text:style-name="T21"> is more suitable for RESTful web services where URL contains values.</text:span></text:p>
      <text:p text:style-name="P21"><text:span text:style-name="T21">3) </text:span><text:span text:style-name="T23">@RequestParam</text:span><text:span text:style-name="T21"> annotation can specify </text:span><text:span text:style-name="T22">default values</text:span><text:span text:style-name="T21"> if a query parameter is not present or empty by using a </text:span><text:span text:style-name="T23">defaultValue</text:span><text:span text:style-name="T21"> attribute, provided the required attribute is </text:span><text:span text:style-name="T23">false</text:span><text:span text:style-name="T21">:</text:span></text:p>
      <text:p text:style-name="P23">@RestController</text:p>
      <text:p text:style-name="P23">@RequestMapping("/home")</text:p>
      <text:p text:style-name="P22"><text:span text:style-name="T20">public class </text:span><text:span text:style-name="T24">IndexController</text:span><text:span text:style-name="T20"> {</text:span></text:p>
      <text:p text:style-name="P23"/>
      <text:p text:style-name="P23"><text:s text:c="4"/>@RequestMapping(value = "/name")</text:p>
      <text:p text:style-name="P22"><text:span text:style-name="T20"><text:s text:c="4"/></text:span><text:span text:style-name="T24">String</text:span><text:span text:style-name="T20"> getName(@RequestParam(value = "person", defaultValue = "John") </text:span><text:span text:style-name="T24">String</text:span><text:span text:style-name="T20"> personName) {</text:span></text:p>
      <text:p text:style-name="P23"><text:s text:c="8"/>return "Required element of request param";</text:p>
      <text:p text:style-name="P23"><text:s text:c="4"/>}</text:p>
      <text:p text:style-name="P23"/>
      <text:p text:style-name="P28">}</text:p>
      <text:p text:style-name="P9"/>
      <text:p text:style-name="P10"/>
      <text:p text:style-name="P12"><text:soft-page-break/>Spring Actuater</text:p>
      <text:p text:style-name="P12"/>
      <text:p text:style-name="P13">What it does ?</text:p>
      <text:p text:style-name="P13">It provide important endpoints to our services for view <text:s/>information related to it.</text:p>
      <text:p text:style-name="P13"/>
      <text:p text:style-name="P13">How to acces ?</text:p>
      <text:p text:style-name="P13"/>
      <text:p text:style-name="P14"><text:span text:style-name="Internet_20_link"><text:span text:style-name="T25">http://localhost:8080/actuater/health</text:span></text:span></text:p>
      <text:p text:style-name="P15"/>
      <text:p text:style-name="P15"><text:s/>Health works but some <text:s/>endpoints</text:p>
      <text:p text:style-name="P15">not work because from spring 2 onward</text:p>
      <text:p text:style-name="P15">its default disabel !</text:p>
      <text:p text:style-name="P15"/>
      <text:p text:style-name="P15">To Enable it in yml</text:p>
      <text:p text:style-name="P15"><draw:frame draw:style-name="fr1" draw:name="Image1" text:anchor-type="char" svg:y="0.0008in" svg:width="5.75in" svg:height="2.2291in" draw:z-index="0"><draw:image xlink:href="Pictures/1000000000000228000000D62DC052B798FD8035.png" xlink:type="simple" xlink:show="embed" xlink:actuate="onLoad" loext:mime-type="image/png"/></draw:frame><text:s text:c="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o now beans,metrics(lots of information)</text:p>
      <text:p text:style-name="P15"><text:soft-page-break/>dont do but ThreadDump and HeapDump is ok</text:p>
      <text:p text:style-name="P16"/>
      <text:p text:style-name="P17">Create Our Own Actuater Endpoint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3"><text:soft-page-break/>Jpa and databases spring</text:p>
      <text:p text:style-name="P17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item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rush_3a_" style:display-name="brush: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zoic-ad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annotation" style:family="text" style:parent-style-name="Default_20_Paragraph_20_Font"/>
    <style:style style:name="hl-comment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lit" style:family="text" style:parent-style-name="Default_20_Paragraph_20_Font"/>
    <style:style style:name="str" style:family="text" style:parent-style-name="Default_20_Paragraph_20_Font"/>
    <style:style style:name="kwd" style:family="text" style:parent-style-name="Default_20_Paragraph_20_Font"/>
    <style:style style:name="typ" style:family="text" style:parent-style-name="Default_20_Paragraph_20_Font"/>
    <style:style style:name="ListLabel_20_1" style:display-name="ListLabel 1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Helvetica" fo:font-family="Helvetica" style:font-family-generic="roman" style:font-pitch="variable" fo:font-size="13.5pt" style:font-size-asian="13.5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color="#4183c4" style:font-name="Helvetica" fo:font-family="Helvetica" style:font-family-generic="roman" style:font-pitch="variable" fo:font-size="13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.5pt" style:font-name-complex="Helvetica1" style:font-family-complex="Helvetica" style:font-family-generic-complex="system" style:font-pitch-complex="variable" style:font-size-complex="13.5pt"/>
    </style:style>
    <style:style style:name="ListLabel_20_38" style:display-name="ListLabel 38" style:family="text"/>
    <style:style style:name="ListLabel_20_39" style:display-name="ListLabel 39" style:family="text">
      <style:text-properties fo:color="#63b175" style:font-name="raleway" fo:font-family="raleway" style:font-family-generic="roman" style:font-pitch="variable" fo:font-size="13.5pt" style:font-size-asian="13.5pt" style:font-size-complex="13.5pt"/>
    </style:style>
    <style:style style:name="ListLabel_20_40" style:display-name="ListLabel 40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41" style:display-name="ListLabel 41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42" style:display-name="ListLabel 42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Helvetica" fo:font-family="Helvetica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fo:color="#4183c4" style:font-name="Helvetica" fo:font-family="Helvetica" style:font-family-generic="roman" style:font-pitch="variable" fo:font-size="13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.5pt" style:font-name-complex="Helvetica1" style:font-family-complex="Helvetica" style:font-family-generic-complex="system" style:font-pitch-complex="variable" style:font-size-complex="13.5pt"/>
    </style:style>
    <style:style style:name="ListLabel_20_79" style:display-name="ListLabel 79" style:family="text"/>
    <style:style style:name="ListLabel_20_80" style:display-name="ListLabel 80" style:family="text">
      <style:text-properties fo:color="#63b175" style:font-name="raleway" fo:font-family="raleway" style:font-family-generic="roman" style:font-pitch="variable" fo:font-size="13.5pt" style:font-size-asian="13.5pt" style:font-size-complex="13.5pt"/>
    </style:style>
    <style:style style:name="ListLabel_20_81" style:display-name="ListLabel 81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82" style:display-name="ListLabel 82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5:51:00</meta:creation-date>
    <meta:initial-creator>ishan</meta:initial-creator>
    <dc:language>en-US</dc:language>
    <dc:date>2020-06-22T17:22:34.175681585</dc:date>
    <meta:editing-cycles>24</meta:editing-cycles>
    <meta:editing-duration>PT13H13M40S</meta:editing-duration>
    <meta:generator>LibreOffice/6.4.3.2$Linux_X86_64 LibreOffice_project/40$Build-2</meta:generator>
    <meta:document-statistic meta:table-count="51" meta:image-count="3" meta:object-count="0" meta:page-count="28" meta:paragraph-count="745" meta:word-count="3221" meta:character-count="22855" meta:non-whitespace-character-count="199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